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Mono" svg:font-family="'Google Sans Mono', Consolas, 'Courier New', monospace"/>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198in"/>
      <style:text-properties fo:color="#000000" style:font-name="Google Sans Mono" fo:font-size="10.5pt" fo:font-weight="normal" fo:background-color="#f0f4f9"/>
    </style:style>
    <style:style style:name="P2" style:family="paragraph" style:parent-style-name="Standard">
      <style:paragraph-properties fo:text-align="start" style:justify-single-word="false">
        <style:tab-stops>
          <style:tab-stop style:position="0in"/>
        </style:tab-stops>
      </style:paragraph-properties>
      <style:text-properties fo:color="#000000" style:font-name="Google Sans Mono" fo:font-size="10.5pt" fo:font-weight="normal" fo:background-color="#f0f4f9"/>
    </style:style>
    <style:style style:name="P3" style:family="paragraph" style:parent-style-name="Standard">
      <style:paragraph-properties fo:text-align="start" style:justify-single-word="false">
        <style:tab-stops>
          <style:tab-stop style:position="0in"/>
        </style:tab-stops>
      </style:paragraph-properties>
      <style:text-properties fo:color="#000000" style:font-name="Google Sans Mono" fo:font-size="10.5pt" fo:font-weight="normal" fo:background-color="#f0f4f9"/>
    </style:style>
    <style:style style:name="P4" style:family="paragraph" style:parent-style-name="Standard">
      <style:paragraph-properties style:line-height-at-least="0.198in"/>
      <style:text-properties fo:color="#000000" fo:background-color="#f0f4f9"/>
    </style:style>
    <style:style style:name="P5" style:family="paragraph" style:parent-style-name="Standard">
      <style:paragraph-properties style:line-height-at-least="0.198in"/>
      <style:text-properties fo:color="#188038" fo:background-color="#f0f4f9"/>
    </style:style>
    <style:style style:name="P6" style:family="paragraph" style:parent-style-name="Standard">
      <style:paragraph-properties style:line-height-at-least="0.198in"/>
    </style:style>
    <style:style style:name="P7" style:family="paragraph" style:parent-style-name="Standard">
      <style:paragraph-properties fo:text-align="center" style:justify-single-word="false">
        <style:tab-stops>
          <style:tab-stop style:position="0in"/>
        </style:tab-stops>
      </style:paragraph-properties>
    </style:style>
    <style:style style:name="P8" style:family="paragraph" style:parent-style-name="Standard">
      <style:paragraph-properties fo:text-align="start" style:justify-single-word="false">
        <style:tab-stops>
          <style:tab-stop style:position="0in"/>
        </style:tab-stops>
      </style:paragraph-properties>
    </style:style>
    <style:style style:name="P9" style:family="paragraph" style:parent-style-name="Standard">
      <style:paragraph-properties fo:margin-top="0in" fo:margin-bottom="0.1965in" style:line-height-at-least="0.198in"/>
    </style:style>
    <style:style style:name="P10" style:family="paragraph" style:parent-style-name="Text_20_body">
      <style:text-properties style:font-name="Arial" fo:font-size="12pt" style:font-size-asian="12pt" style:font-size-complex="12pt"/>
    </style:style>
    <style:style style:name="P11" style:family="paragraph" style:parent-style-name="Text_20_body" style:list-style-name="L1">
      <style:text-properties style:font-name="Arial" fo:font-size="12pt" style:font-size-asian="12pt" style:font-size-complex="12pt"/>
    </style:style>
    <style:style style:name="P12" style:family="paragraph" style:parent-style-name="Text_20_body" style:list-style-name="L2">
      <style:text-properties style:font-name="Arial" fo:font-size="12pt" style:font-size-asian="12pt" style:font-size-complex="12pt"/>
    </style:style>
    <style:style style:name="P13" style:family="paragraph" style:parent-style-name="Text_20_body" style:list-style-name="L3">
      <style:text-properties style:font-name="Arial" fo:font-size="12pt" style:font-size-asian="12pt" style:font-size-complex="12pt"/>
    </style:style>
    <style:style style:name="P14" style:family="paragraph" style:parent-style-name="Text_20_body">
      <style:paragraph-properties fo:text-align="start" style:justify-single-word="false">
        <style:tab-stops>
          <style:tab-stop style:position="0in"/>
        </style:tab-stops>
      </style:paragraph-properties>
      <style:text-properties style:font-name="Arial" fo:font-size="12pt" style:font-size-asian="12pt" style:font-size-complex="12pt"/>
    </style:style>
    <style:style style:name="P15" style:family="paragraph" style:parent-style-name="Text_20_body">
      <style:text-properties style:font-name="Arial" fo:font-size="12pt" fo:font-weight="bold" style:font-size-asian="12pt" style:font-size-complex="12pt"/>
    </style:style>
    <style:style style:name="P16" style:family="paragraph" style:parent-style-name="Text_20_body" style:list-style-name="L4"/>
    <style:style style:name="P17" style:family="paragraph" style:parent-style-name="Text_20_body" style:list-style-name="L4">
      <style:paragraph-properties fo:margin-top="0in" fo:margin-bottom="0in"/>
    </style:style>
    <style:style style:name="P18" style:family="paragraph" style:parent-style-name="Heading_20_2">
      <style:paragraph-properties fo:text-align="start" style:justify-single-word="false">
        <style:tab-stops>
          <style:tab-stop style:position="0in"/>
        </style:tab-stops>
      </style:paragraph-properties>
      <style:text-properties style:font-name="Arial" fo:font-size="12pt" style:font-size-asian="12pt" style:font-size-complex="12pt"/>
    </style:style>
    <style:style style:name="T1" style:family="text">
      <style:text-properties fo:color="#808080"/>
    </style:style>
    <style:style style:name="T2" style:family="text">
      <style:text-properties fo:color="#808080" style:font-name="Google Sans Mono" fo:font-size="10.5pt" fo:font-weight="normal" fo:background-color="#f0f4f9"/>
    </style:style>
    <style:style style:name="T3" style:family="text">
      <style:text-properties fo:color="#808080" fo:font-size="10.5pt" fo:font-weight="normal" fo:background-color="#f0f4f9"/>
    </style:style>
    <style:style style:name="T4" style:family="text">
      <style:text-properties fo:color="#808080" fo:font-weight="normal" fo:background-color="#f0f4f9"/>
    </style:style>
    <style:style style:name="T5" style:family="text">
      <style:text-properties fo:color="#ff0000"/>
    </style:style>
    <style:style style:name="T6" style:family="text">
      <style:text-properties fo:color="#ff0000" style:font-name="Google Sans Mono" fo:font-size="10.5pt" fo:font-weight="normal"/>
    </style:style>
    <style:style style:name="T7" style:family="text">
      <style:text-properties fo:color="#ff0000" style:font-name="Google Sans Mono" fo:font-size="10.5pt" fo:font-weight="normal" fo:background-color="#f0f4f9"/>
    </style:style>
    <style:style style:name="T8" style:family="text">
      <style:text-properties fo:color="#383838"/>
    </style:style>
    <style:style style:name="T9" style:family="text">
      <style:text-properties fo:color="#383838" style:font-name="Google Sans Mono" fo:font-size="10.5pt" fo:font-weight="normal"/>
    </style:style>
    <style:style style:name="T10" style:family="text">
      <style:text-properties fo:color="#800000"/>
    </style:style>
    <style:style style:name="T11" style:family="text">
      <style:text-properties fo:color="#800000" style:font-name="Google Sans Mono" fo:font-size="10.5pt" fo:font-weight="normal"/>
    </style:style>
    <style:style style:name="T12" style:family="text">
      <style:text-properties fo:color="#0000ff"/>
    </style:style>
    <style:style style:name="T13" style:family="text">
      <style:text-properties fo:color="#0000ff" style:font-name="Google Sans Mono" fo:font-size="10.5pt" fo:font-weight="normal"/>
    </style:style>
    <style:style style:name="T14" style:family="text">
      <style:text-properties fo:font-weight="normal" fo:background-color="#f0f4f9"/>
    </style:style>
    <style:style style:name="T15" style:family="text">
      <style:text-properties style:font-name="Google Sans Mono" fo:font-size="10.5pt" fo:font-weight="normal"/>
    </style:style>
    <style:style style:name="T16" style:family="text">
      <style:text-properties fo:color="#188038"/>
    </style:style>
    <style:style style:name="T17" style:family="text">
      <style:text-properties fo:color="#188038" style:font-name="Google Sans Mono" fo:font-size="10.5pt" fo:font-weight="normal"/>
    </style:style>
    <style:style style:name="T18" style:family="text">
      <style:text-properties fo:color="#0451a5" style:font-name="Google Sans Mono" fo:font-size="10.5pt" fo:font-weight="normal"/>
    </style:style>
    <style:style style:name="T19" style:family="text">
      <style:text-properties fo:color="#098658" style:font-name="Google Sans Mono" fo:font-size="10.5pt" fo:font-weight="normal"/>
    </style:style>
    <style:style style:name="T20" style:family="text">
      <style:text-properties fo:color="#8430ce" style:font-name="Google Sans Mono" fo:font-size="10.5pt" fo:font-weight="normal"/>
    </style:style>
    <style:style style:name="T21" style:family="text">
      <style:text-properties fo:color="#5f6368" style:font-name="Google Sans Mono" fo:font-size="10.5pt" fo:font-weight="normal"/>
    </style:style>
    <style:style style:name="T22" style:family="text">
      <style:text-properties fo:color="#b55908" style:font-name="Google Sans Mono" fo:font-size="10.5pt" fo:font-weight="normal"/>
    </style:style>
    <style:style style:name="T23" style:family="text">
      <style:text-properties fo:color="#008080" style:font-name="Google Sans Mono" fo:font-size="10.5pt" fo:font-weight="normal"/>
    </style:style>
    <style:style style:name="T24" style:family="text">
      <style:text-properties style:font-name="Arial"/>
    </style:style>
    <style:style style:name="T25" style:family="text">
      <style:text-properties style:font-name="Arial" fo:font-size="14pt" style:font-size-asian="14pt" style:font-size-complex="14pt"/>
    </style:style>
    <style:style style:name="T26" style:family="text">
      <style:text-properties style:font-name="Arial" fo:font-size="14pt" fo:font-weight="bold" style:font-size-asian="14pt" style:font-weight-asian="bold" style:font-size-complex="14pt" style:font-weight-complex="bold"/>
    </style:style>
    <style:style style:name="T27" style:family="text">
      <style:text-properties fo:font-weight="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6">Video Generator for Social Media</text:span><text:line-break/><text:line-break/></text:p>
      <text:h text:style-name="P18" text:outline-level="2">How It Works: Step-by-Step Instructions<text:line-break/></text:h>
      <text:list xml:id="list4663850531759978767" text:style-name="L4">
        <text:list-header>
          <text:p text:style-name="P17"><text:span text:style-name="Strong_20_Emphasis"><text:span text:style-name="T24">Step 1: Start with an Idea. </text:span></text:span><text:span text:style-name="T24">Fill in the "Video Title", "Video Duration", and "Social Media Video Idea" fields. The more descriptive your idea, the better the results!<text:line-break/></text:span></text:p>
          <text:p text:style-name="P17"><text:span text:style-name="Strong_20_Emphasis"><text:span text:style-name="T24">Step 2: Generate Your Script or Scenes. </text:span></text:span><text:span text:style-name="T24">You have two options:</text:span></text:p>
          <text:list>
            <text:list-item>
              <text:p text:style-name="P17"><text:span text:style-name="T24">Click </text:span><text:span text:style-name="Strong_20_Emphasis"><text:span text:style-name="T24">"Generate Script" </text:span></text:span><text:span text:style-name="T24">to create a full script first, then click "Generate Scenes" to break it down.</text:span></text:p>
            </text:list-item>
            <text:list-item>
              <text:p text:style-name="P17"><text:span text:style-name="T24">Or, skip the script and click </text:span><text:span text:style-name="Strong_20_Emphasis"><text:span text:style-name="T24">"Generate Scenes" </text:span></text:span><text:span text:style-name="T24">to go straight to a scene breakdown based on your idea.<text:line-break/></text:span></text:p>
            </text:list-item>
          </text:list>
          <text:p text:style-name="P17"><text:span text:style-name="Strong_20_Emphasis"><text:span text:style-name="T24">Step 3: Edit Your Scenes. </text:span></text:span><text:span text:style-name="T24">Once the scenes appear, you can edit the text for each scene to make the image prompts more specific. You can also change the number of images per scene or click "Add Another Scene" to create your own.<text:line-break/></text:span></text:p>
          <text:p text:style-name="P17"><text:span text:style-name="Strong_20_Emphasis"><text:span text:style-name="T24">Step 4: Create Your Video Plan.</text:span></text:span></text:p>
          <text:list text:continue-numbering="true">
            <text:list-item>
              <text:p text:style-name="P17"><text:span text:style-name="T24">Click </text:span><text:span text:style-name="Strong_20_Emphasis"><text:span text:style-name="T24">"Generate Timeline" </text:span></text:span><text:span text:style-name="T24">to see how your scenes are timed based on the video duration. You can copy this timeline to your notes.</text:span></text:p>
            </text:list-item>
            <text:list-item>
              <text:p text:style-name="P17"><text:span text:style-name="T24">Click </text:span><text:span text:style-name="Strong_20_Emphasis"><text:span text:style-name="T24">"Generate Images" </text:span></text:span><text:span text:style-name="T24"><text:s/>o create a set of unique images for each scene based on your prompts.<text:line-break/></text:span></text:p>
            </text:list-item>
          </text:list>
          <text:p text:style-name="P16"><text:span text:style-name="Strong_20_Emphasis"><text:span text:style-name="T24">Step 5: Finish Your Video. </text:span></text:span><text:span text:style-name="T24">The final "Generate Video" button is not yet active, but with your generated images and timeline, you have everything you need to assemble your video using a video editor of your choice!</text:span></text:p>
        </text:list-header>
      </text:list>
      <text:p text:style-name="P14"/>
      <text:p text:style-name="P2"><text:span text:style-name="T2"/></text:p>
      <text:p text:style-name="P2"><text:span text:style-name="T2"/></text:p>
      <text:p text:style-name="P2"><text:span text:style-name="T1">&lt;!DOCTYPE</text:span><text:span text:style-name="T5"> html</text:span><text:span text:style-name="T1">&gt;</text:span></text:p>
      <text:p text:style-name="P1"><text:span text:style-name="T8">&lt;</text:span><text:span text:style-name="T10">html</text:span> <text:span text:style-name="T5">lang</text:span><text:span text:style-name="T8">=</text:span><text:span text:style-name="T12">"en"</text:span><text:span text:style-name="T8">&gt;</text:span></text:p>
      <text:p text:style-name="P1"><text:span text:style-name="T8">&lt;</text:span><text:span text:style-name="T10">head</text:span><text:span text:style-name="T8">&gt;</text:span></text:p>
      <text:p text:style-name="P4">    <text:span text:style-name="T9">&lt;</text:span><text:span text:style-name="T11">meta</text:span><text:span text:style-name="T15"> </text:span><text:span text:style-name="T6">charset</text:span><text:span text:style-name="T9">=</text:span><text:span text:style-name="T13">"UTF-8"</text:span><text:span text:style-name="T9">&gt;</text:span></text:p>
      <text:p text:style-name="P4">    <text:span text:style-name="T9">&lt;</text:span><text:span text:style-name="T11">meta</text:span><text:span text:style-name="T15"> </text:span><text:span text:style-name="T6">name</text:span><text:span text:style-name="T9">=</text:span><text:span text:style-name="T13">"viewport"</text:span><text:span text:style-name="T15"> </text:span><text:span text:style-name="T6">content</text:span><text:span text:style-name="T9">=</text:span><text:span text:style-name="T13">"width=device-width, initial-scale=1.0"</text:span><text:span text:style-name="T9">&gt;</text:span></text:p>
      <text:p text:style-name="P4">    <text:span text:style-name="T9">&lt;</text:span><text:span text:style-name="T11">title</text:span><text:span text:style-name="T9">&gt;</text:span><text:span text:style-name="T15">Social Media Video Generator</text:span><text:span text:style-name="T9">&lt;/</text:span><text:span text:style-name="T11">title</text:span><text:span text:style-name="T9">&gt;</text:span></text:p>
      <text:p text:style-name="P4">    <text:span text:style-name="T9">&lt;</text:span><text:span text:style-name="T11">script</text:span><text:span text:style-name="T15"> </text:span><text:span text:style-name="T6">src</text:span><text:span text:style-name="T9">=</text:span><text:span text:style-name="T13">"https://cdn.tailwindcss.com"</text:span><text:span text:style-name="T9">&gt;&lt;/</text:span><text:span text:style-name="T11">script</text:span><text:span text:style-name="T9">&gt;</text:span></text:p>
      <text:p text:style-name="P4">    <text:span text:style-name="T9">&lt;</text:span><text:span text:style-name="T11">link</text:span><text:span text:style-name="T15"> </text:span><text:span text:style-name="T6">rel</text:span><text:span text:style-name="T9">=</text:span><text:span text:style-name="T13">"preconnect"</text:span><text:span text:style-name="T15"> </text:span><text:span text:style-name="T6">href</text:span><text:span text:style-name="T9">=</text:span><text:span text:style-name="T13">"https://fonts.googleapis.com"</text:span><text:span text:style-name="T9">&gt;</text:span></text:p>
      <text:p text:style-name="P4">    <text:span text:style-name="T9">&lt;</text:span><text:span text:style-name="T11">link</text:span><text:span text:style-name="T15"> </text:span><text:span text:style-name="T6">rel</text:span><text:span text:style-name="T9">=</text:span><text:span text:style-name="T13">"preconnect"</text:span><text:span text:style-name="T15"> </text:span><text:span text:style-name="T6">href</text:span><text:span text:style-name="T9">=</text:span><text:span text:style-name="T13">"https://fonts.gstatic.com"</text:span><text:span text:style-name="T15"> </text:span><text:span text:style-name="T6">crossorigin</text:span><text:span text:style-name="T9">&gt;</text:span></text:p>
      <text:p text:style-name="P4">    <text:span text:style-name="T9">&lt;</text:span><text:span text:style-name="T11">link</text:span><text:span text:style-name="T15"> </text:span><text:span text:style-name="T6">href</text:span><text:span text:style-name="T9">=</text:span><text:span text:style-name="T13">"https://fonts.googleapis.com/css2?family=Inter:wght@400;500;700&amp;display=swap"</text:span><text:span text:style-name="T15"> </text:span><text:span text:style-name="T6">rel</text:span><text:span text:style-name="T9">=</text:span><text:span text:style-name="T13">"stylesheet"</text:span><text:span text:style-name="T9">&gt;</text:span></text:p>
      <text:p text:style-name="P4">    <text:span text:style-name="T9">&lt;</text:span><text:span text:style-name="T11">style</text:span><text:span text:style-name="T9">&gt;</text:span></text:p>
      <text:p text:style-name="P4">        <text:span text:style-name="T11">body</text:span><text:span text:style-name="T15"> {</text:span></text:p>
      <text:p text:style-name="P4">            <text:span text:style-name="T6">font-family:</text:span><text:span text:style-name="T15"> </text:span><text:span text:style-name="T17">'Inter'</text:span><text:span text:style-name="T15">, </text:span><text:span text:style-name="T18">sans-serif</text:span><text:span text:style-name="T15">;</text:span></text:p>
      <text:p text:style-name="P4">            <text:span text:style-name="T6">background-color:</text:span><text:span text:style-name="T15"> </text:span><text:span text:style-name="T18">#1a202c</text:span><text:span text:style-name="T15">;</text:span></text:p>
      <text:p text:style-name="P4">            <text:span text:style-name="T6">color:</text:span><text:span text:style-name="T15"> </text:span><text:span text:style-name="T18">#e2e8f0</text:span><text:span text:style-name="T15">;</text:span></text:p>
      <text:p text:style-name="P4"><text:soft-page-break/>        <text:span text:style-name="T15">}</text:span></text:p>
      <text:p text:style-name="P4">        <text:span text:style-name="T11">.container</text:span><text:span text:style-name="T15"> {</text:span></text:p>
      <text:p text:style-name="P4">            <text:span text:style-name="T6">max-width:</text:span><text:span text:style-name="T15"> </text:span><text:span text:style-name="T19">800px</text:span><text:span text:style-name="T15">;</text:span></text:p>
      <text:p text:style-name="P4">            <text:span text:style-name="T6">margin:</text:span><text:span text:style-name="T15"> </text:span><text:span text:style-name="T19">0</text:span><text:span text:style-name="T15"> </text:span><text:span text:style-name="T18">auto</text:span><text:span text:style-name="T15">;</text:span></text:p>
      <text:p text:style-name="P4">            <text:span text:style-name="T6">padding:</text:span><text:span text:style-name="T15"> </text:span><text:span text:style-name="T19">2rem</text:span><text:span text:style-name="T15">;</text:span></text:p>
      <text:p text:style-name="P4">        <text:span text:style-name="T15">}</text:span></text:p>
      <text:p text:style-name="P4">        <text:span text:style-name="T11">input</text:span><text:span text:style-name="T15">, </text:span><text:span text:style-name="T11">textarea</text:span><text:span text:style-name="T15">, </text:span><text:span text:style-name="T11">button</text:span><text:span text:style-name="T15">, </text:span><text:span text:style-name="T11">.section</text:span><text:span text:style-name="T15">, </text:span><text:span text:style-name="T11">select</text:span><text:span text:style-name="T15"> {</text:span></text:p>
      <text:p text:style-name="P4">            <text:span text:style-name="T6">border-radius:</text:span><text:span text:style-name="T15"> </text:span><text:span text:style-name="T19">0.5rem</text:span><text:span text:style-name="T15">;</text:span></text:p>
      <text:p text:style-name="P4">        <text:span text:style-name="T15">}</text:span></text:p>
      <text:p text:style-name="P4">        <text:span text:style-name="T11">.message-box</text:span><text:span text:style-name="T15"> {</text:span></text:p>
      <text:p text:style-name="P4">            <text:span text:style-name="T6">position:</text:span><text:span text:style-name="T15"> </text:span><text:span text:style-name="T18">fixed</text:span><text:span text:style-name="T15">;</text:span></text:p>
      <text:p text:style-name="P4">            <text:span text:style-name="T6">top:</text:span><text:span text:style-name="T15"> </text:span><text:span text:style-name="T19">50%</text:span><text:span text:style-name="T15">;</text:span></text:p>
      <text:p text:style-name="P4">            <text:span text:style-name="T6">left:</text:span><text:span text:style-name="T15"> </text:span><text:span text:style-name="T19">50%</text:span><text:span text:style-name="T15">;</text:span></text:p>
      <text:p text:style-name="P4">            <text:span text:style-name="T6">transform:</text:span><text:span text:style-name="T15"> </text:span><text:span text:style-name="T18">translate(</text:span><text:span text:style-name="T19">-50%</text:span><text:span text:style-name="T15">, </text:span><text:span text:style-name="T19">-50%</text:span><text:span text:style-name="T18">)</text:span><text:span text:style-name="T15">;</text:span></text:p>
      <text:p text:style-name="P4">            <text:span text:style-name="T6">background-color:</text:span><text:span text:style-name="T15"> </text:span><text:span text:style-name="T18">#2d3748</text:span><text:span text:style-name="T15">;</text:span></text:p>
      <text:p text:style-name="P4">            <text:span text:style-name="T6">padding:</text:span><text:span text:style-name="T15"> </text:span><text:span text:style-name="T19">1.5rem</text:span><text:span text:style-name="T15">;</text:span></text:p>
      <text:p text:style-name="P4">            <text:span text:style-name="T6">border-radius:</text:span><text:span text:style-name="T15"> </text:span><text:span text:style-name="T19">0.5rem</text:span><text:span text:style-name="T15">;</text:span></text:p>
      <text:p text:style-name="P4">            <text:span text:style-name="T6">box-shadow:</text:span><text:span text:style-name="T15"> </text:span><text:span text:style-name="T19">0</text:span><text:span text:style-name="T15"> </text:span><text:span text:style-name="T19">4px</text:span><text:span text:style-name="T15"> </text:span><text:span text:style-name="T19">6px</text:span><text:span text:style-name="T15"> </text:span><text:span text:style-name="T18">rgba(</text:span><text:span text:style-name="T19">0</text:span><text:span text:style-name="T15">,</text:span><text:span text:style-name="T19">0</text:span><text:span text:style-name="T15">,</text:span><text:span text:style-name="T19">0</text:span><text:span text:style-name="T15">,</text:span><text:span text:style-name="T19">0.1</text:span><text:span text:style-name="T18">)</text:span><text:span text:style-name="T15">;</text:span></text:p>
      <text:p text:style-name="P4">            <text:span text:style-name="T6">z-index:</text:span><text:span text:style-name="T15"> </text:span><text:span text:style-name="T19">1000</text:span><text:span text:style-name="T15">;</text:span></text:p>
      <text:p text:style-name="P4">            <text:span text:style-name="T6">display:</text:span><text:span text:style-name="T15"> </text:span><text:span text:style-name="T18">none</text:span><text:span text:style-name="T15">;</text:span></text:p>
      <text:p text:style-name="P4">            <text:span text:style-name="T6">flex-direction:</text:span><text:span text:style-name="T15"> </text:span><text:span text:style-name="T18">column</text:span><text:span text:style-name="T15">;</text:span></text:p>
      <text:p text:style-name="P4">            <text:span text:style-name="T6">align-items:</text:span><text:span text:style-name="T15"> </text:span><text:span text:style-name="T18">center</text:span><text:span text:style-name="T15">;</text:span></text:p>
      <text:p text:style-name="P4">            <text:span text:style-name="T6">text-align:</text:span><text:span text:style-name="T15"> </text:span><text:span text:style-name="T18">center</text:span><text:span text:style-name="T15">;</text:span></text:p>
      <text:p text:style-name="P4">        <text:span text:style-name="T15">}</text:span></text:p>
      <text:p text:style-name="P4">        <text:span text:style-name="T11">.loading-spinner</text:span><text:span text:style-name="T15"> {</text:span></text:p>
      <text:p text:style-name="P4">            <text:span text:style-name="T6">border:</text:span><text:span text:style-name="T15"> </text:span><text:span text:style-name="T19">4px</text:span><text:span text:style-name="T15"> </text:span><text:span text:style-name="T18">solid</text:span><text:span text:style-name="T15"> </text:span><text:span text:style-name="T18">#f3f3f3</text:span><text:span text:style-name="T15">;</text:span></text:p>
      <text:p text:style-name="P4">            <text:span text:style-name="T6">border-top:</text:span><text:span text:style-name="T15"> </text:span><text:span text:style-name="T19">4px</text:span><text:span text:style-name="T15"> </text:span><text:span text:style-name="T18">solid</text:span><text:span text:style-name="T15"> </text:span><text:span text:style-name="T18">#3b82f6</text:span><text:span text:style-name="T15">;</text:span></text:p>
      <text:p text:style-name="P4">            <text:span text:style-name="T6">border-radius:</text:span><text:span text:style-name="T15"> </text:span><text:span text:style-name="T19">50%</text:span><text:span text:style-name="T15">;</text:span></text:p>
      <text:p text:style-name="P4">            <text:span text:style-name="T6">width:</text:span><text:span text:style-name="T15"> </text:span><text:span text:style-name="T19">40px</text:span><text:span text:style-name="T15">;</text:span></text:p>
      <text:p text:style-name="P4">            <text:span text:style-name="T6">height:</text:span><text:span text:style-name="T15"> </text:span><text:span text:style-name="T19">40px</text:span><text:span text:style-name="T15">;</text:span></text:p>
      <text:p text:style-name="P4">            <text:span text:style-name="T6">animation:</text:span><text:span text:style-name="T15"> </text:span><text:span text:style-name="T18">spin</text:span><text:span text:style-name="T15"> </text:span><text:span text:style-name="T19">1s</text:span><text:span text:style-name="T15"> </text:span><text:span text:style-name="T18">linear</text:span><text:span text:style-name="T15"> </text:span><text:span text:style-name="T18">infinite</text:span><text:span text:style-name="T15">;</text:span></text:p>
      <text:p text:style-name="P4">        <text:span text:style-name="T15">}</text:span></text:p>
      <text:p text:style-name="P4">        <text:span text:style-name="T20">@keyframes</text:span><text:span text:style-name="T15"> </text:span><text:span text:style-name="T18">spin</text:span><text:span text:style-name="T15"> {</text:span></text:p>
      <text:p text:style-name="P4">            <text:span text:style-name="T19">0%</text:span><text:span text:style-name="T15"> { </text:span><text:span text:style-name="T6">transform:</text:span><text:span text:style-name="T15"> </text:span><text:span text:style-name="T18">rotate(</text:span><text:span text:style-name="T19">0deg</text:span><text:span text:style-name="T18">)</text:span><text:span text:style-name="T15">; }</text:span></text:p>
      <text:p text:style-name="P4">            <text:span text:style-name="T19">100%</text:span><text:span text:style-name="T15"> { </text:span><text:span text:style-name="T6">transform:</text:span><text:span text:style-name="T15"> </text:span><text:span text:style-name="T18">rotate(</text:span><text:span text:style-name="T19">360deg</text:span><text:span text:style-name="T18">)</text:span><text:span text:style-name="T15">; }</text:span></text:p>
      <text:p text:style-name="P4">        <text:span text:style-name="T15">}</text:span></text:p>
      <text:p text:style-name="P4">        <text:span text:style-name="T11">.instructions-list</text:span><text:span text:style-name="T15"> </text:span><text:span text:style-name="T11">li</text:span><text:span text:style-name="T15"> {</text:span></text:p>
      <text:p text:style-name="P4">            <text:span text:style-name="T6">position:</text:span><text:span text:style-name="T15"> </text:span><text:span text:style-name="T18">relative</text:span><text:span text:style-name="T15">;</text:span></text:p>
      <text:p text:style-name="P4">            <text:span text:style-name="T6">padding-left:</text:span><text:span text:style-name="T15"> </text:span><text:span text:style-name="T19">1.5rem</text:span><text:span text:style-name="T15">;</text:span></text:p>
      <text:p text:style-name="P4">            <text:span text:style-name="T6">margin-bottom:</text:span><text:span text:style-name="T15"> </text:span><text:span text:style-name="T19">0.5rem</text:span><text:span text:style-name="T15">;</text:span></text:p>
      <text:p text:style-name="P4">        <text:span text:style-name="T15">}</text:span></text:p>
      <text:p text:style-name="P4">        <text:span text:style-name="T11">.instructions-list</text:span><text:span text:style-name="T15"> </text:span><text:span text:style-name="T11">li::before</text:span><text:span text:style-name="T15"> {</text:span></text:p>
      <text:p text:style-name="P4">            <text:span text:style-name="T6">content:</text:span><text:span text:style-name="T15"> </text:span><text:span text:style-name="T17">"✓"</text:span><text:span text:style-name="T15">;</text:span></text:p>
      <text:p text:style-name="P4">            <text:span text:style-name="T6">position:</text:span><text:span text:style-name="T15"> </text:span><text:span text:style-name="T18">absolute</text:span><text:span text:style-name="T15">;</text:span></text:p>
      <text:p text:style-name="P4">            <text:span text:style-name="T6">left:</text:span><text:span text:style-name="T15"> </text:span><text:span text:style-name="T19">0</text:span><text:span text:style-name="T15">;</text:span></text:p>
      <text:p text:style-name="P4">            <text:span text:style-name="T6">color:</text:span><text:span text:style-name="T15"> </text:span><text:span text:style-name="T18">#10b981</text:span><text:span text:style-name="T15">; </text:span><text:span text:style-name="T21">/* green-500 */</text:span></text:p>
      <text:p text:style-name="P4">            <text:span text:style-name="T6">font-weight:</text:span><text:span text:style-name="T15"> </text:span><text:span text:style-name="T18">bold</text:span><text:span text:style-name="T15">;</text:span></text:p>
      <text:p text:style-name="P4"><text:soft-page-break/>        <text:span text:style-name="T15">}</text:span></text:p>
      <text:p text:style-name="P4">    <text:span text:style-name="T9">&lt;/</text:span><text:span text:style-name="T11">style</text:span><text:span text:style-name="T9">&gt;</text:span></text:p>
      <text:p text:style-name="P1"><text:span text:style-name="T8">&lt;/</text:span><text:span text:style-name="T10">head</text:span><text:span text:style-name="T8">&gt;</text:span></text:p>
      <text:p text:style-name="P1"><text:span text:style-name="T8">&lt;</text:span><text:span text:style-name="T10">body</text:span> <text:span text:style-name="T5">class</text:span><text:span text:style-name="T8">=</text:span><text:span text:style-name="T12">"bg-gray-900 text-gray-100 min-h-screen"</text:span><text:span text:style-name="T8">&gt;</text:span></text:p>
      <text:p text:style-name="P6"/>
      <text:p text:style-name="P4">    <text:span text:style-name="T21">&lt;!-- Header Section --&gt;</text:span></text:p>
      <text:p text:style-name="P4">    <text:span text:style-name="T9">&lt;</text:span><text:span text:style-name="T11">div</text:span><text:span text:style-name="T15"> </text:span><text:span text:style-name="T6">class</text:span><text:span text:style-name="T9">=</text:span><text:span text:style-name="T13">"bg-gray-800 py-12"</text:span><text:span text:style-name="T9">&gt;</text:span></text:p>
      <text:p text:style-name="P4">        <text:span text:style-name="T9">&lt;</text:span><text:span text:style-name="T11">div</text:span><text:span text:style-name="T15"> </text:span><text:span text:style-name="T6">class</text:span><text:span text:style-name="T9">=</text:span><text:span text:style-name="T13">"container mx-auto flex items-center justify-center"</text:span><text:span text:style-name="T9">&gt;</text:span></text:p>
      <text:p text:style-name="P4">            <text:span text:style-name="T9">&lt;</text:span><text:span text:style-name="T11">img</text:span><text:span text:style-name="T15"> </text:span><text:span text:style-name="T6">src</text:span><text:span text:style-name="T9">=</text:span><text:span text:style-name="T13">"https://placehold.co/800x200/2d3748/fff?text=Social+Media+Video+Generator"</text:span><text:span text:style-name="T15"> </text:span><text:span text:style-name="T6">alt</text:span><text:span text:style-name="T9">=</text:span><text:span text:style-name="T13">"Header Placeholder"</text:span><text:span text:style-name="T15"> </text:span><text:span text:style-name="T6">class</text:span><text:span text:style-name="T9">=</text:span><text:span text:style-name="T13">"w-full rounded-lg shadow-lg"</text:span><text:span text:style-name="T9">&gt;</text:span></text:p>
      <text:p text:style-name="P4">        <text:span text:style-name="T9">&lt;/</text:span><text:span text:style-name="T11">div</text:span><text:span text:style-name="T9">&gt;</text:span></text:p>
      <text:p text:style-name="P4">    <text:span text:style-name="T9">&lt;/</text:span><text:span text:style-name="T11">div</text:span><text:span text:style-name="T9">&gt;</text:span></text:p>
      <text:p text:style-name="P6"/>
      <text:p text:style-name="P4">    <text:span text:style-name="T9">&lt;</text:span><text:span text:style-name="T11">div</text:span><text:span text:style-name="T15"> </text:span><text:span text:style-name="T6">class</text:span><text:span text:style-name="T9">=</text:span><text:span text:style-name="T13">"bg-teal-400 py-4"</text:span><text:span text:style-name="T9">&gt;</text:span></text:p>
      <text:p text:style-name="P4">        <text:span text:style-name="T9">&lt;</text:span><text:span text:style-name="T11">h1</text:span><text:span text:style-name="T15"> </text:span><text:span text:style-name="T6">class</text:span><text:span text:style-name="T9">=</text:span><text:span text:style-name="T13">"text-4xl font-extrabold text-gray-900 text-center"</text:span><text:span text:style-name="T9">&gt;</text:span><text:span text:style-name="T15">Social Media Video Generator</text:span><text:span text:style-name="T9">&lt;/</text:span><text:span text:style-name="T11">h1</text:span><text:span text:style-name="T9">&gt;</text:span></text:p>
      <text:p text:style-name="P4">    <text:span text:style-name="T9">&lt;/</text:span><text:span text:style-name="T11">div</text:span><text:span text:style-name="T9">&gt;</text:span></text:p>
      <text:p text:style-name="P6"/>
      <text:p text:style-name="P4">    <text:span text:style-name="T9">&lt;</text:span><text:span text:style-name="T11">div</text:span><text:span text:style-name="T15"> </text:span><text:span text:style-name="T6">class</text:span><text:span text:style-name="T9">=</text:span><text:span text:style-name="T13">"container mx-auto bg-gray-800 shadow-xl rounded-xl p-8 mt-8"</text:span><text:span text:style-name="T9">&gt;</text:span></text:p>
      <text:p text:style-name="P4">        <text:span text:style-name="T9">&lt;</text:span><text:span text:style-name="T11">p</text:span><text:span text:style-name="T15"> </text:span><text:span text:style-name="T6">class</text:span><text:span text:style-name="T9">=</text:span><text:span text:style-name="T13">"text-gray-400 text-center mb-6"</text:span><text:span text:style-name="T9">&gt;</text:span><text:span text:style-name="T15">Generate scenes, timelines, and images for your social media videos.</text:span><text:span text:style-name="T9">&lt;/</text:span><text:span text:style-name="T11">p</text:span><text:span text:style-name="T9">&gt;</text:span></text:p>
      <text:p text:style-name="P6"/>
      <text:p text:style-name="P4">        <text:span text:style-name="T21">&lt;!-- Step-by-Step Instructions --&gt;</text:span></text:p>
      <text:p text:style-name="P4">        <text:span text:style-name="T9">&lt;</text:span><text:span text:style-name="T11">div</text:span><text:span text:style-name="T15"> </text:span><text:span text:style-name="T6">class</text:span><text:span text:style-name="T9">=</text:span><text:span text:style-name="T13">"bg-gray-700 p-6 rounded-lg mb-8"</text:span><text:span text:style-name="T9">&gt;</text:span></text:p>
      <text:p text:style-name="P4">            <text:span text:style-name="T9">&lt;</text:span><text:span text:style-name="T11">h2</text:span><text:span text:style-name="T15"> </text:span><text:span text:style-name="T6">class</text:span><text:span text:style-name="T9">=</text:span><text:span text:style-name="T13">"text-2xl font-semibold text-teal-200 mb-4"</text:span><text:span text:style-name="T9">&gt;</text:span><text:span text:style-name="T15">How It Works: Step-by-Step Instructions</text:span><text:span text:style-name="T9">&lt;/</text:span><text:span text:style-name="T11">h2</text:span><text:span text:style-name="T9">&gt;</text:span></text:p>
      <text:p text:style-name="P4">            <text:span text:style-name="T9">&lt;</text:span><text:span text:style-name="T11">ol</text:span><text:span text:style-name="T15"> </text:span><text:span text:style-name="T6">class</text:span><text:span text:style-name="T9">=</text:span><text:span text:style-name="T13">"list-none instructions-list text-gray-300"</text:span><text:span text:style-name="T9">&gt;</text:span></text:p>
      <text:p text:style-name="P4">                <text:span text:style-name="T9">&lt;</text:span><text:span text:style-name="T11">li</text:span><text:span text:style-name="T9">&gt;</text:span></text:p>
      <text:p text:style-name="P4">                    <text:span text:style-name="T9">&lt;</text:span><text:span text:style-name="T11">strong</text:span><text:span text:style-name="T9">&gt;</text:span><text:span text:style-name="T15">Step 1: Start with an Idea.</text:span><text:span text:style-name="T9">&lt;/</text:span><text:span text:style-name="T11">strong</text:span><text:span text:style-name="T9">&gt;</text:span><text:span text:style-name="T15"> Fill in the "Video Title", "Video Duration", and "Social Media Video Idea" fields. The more descriptive your idea, the better the results!</text:span></text:p>
      <text:p text:style-name="P4">                <text:span text:style-name="T9">&lt;/</text:span><text:span text:style-name="T11">li</text:span><text:span text:style-name="T9">&gt;</text:span></text:p>
      <text:p text:style-name="P4">                <text:span text:style-name="T9">&lt;</text:span><text:span text:style-name="T11">li</text:span><text:span text:style-name="T9">&gt;</text:span></text:p>
      <text:p text:style-name="P4">                    <text:span text:style-name="T9">&lt;</text:span><text:span text:style-name="T11">strong</text:span><text:span text:style-name="T9">&gt;</text:span><text:span text:style-name="T15">Step 2: Generate Your Script or Scenes.</text:span><text:span text:style-name="T9">&lt;/</text:span><text:span text:style-name="T11">strong</text:span><text:span text:style-name="T9">&gt;</text:span><text:span text:style-name="T15"> You have two options:</text:span></text:p>
      <text:p text:style-name="P4">                    <text:span text:style-name="T9">&lt;</text:span><text:span text:style-name="T11">ul</text:span><text:span text:style-name="T15"> </text:span><text:span text:style-name="T6">class</text:span><text:span text:style-name="T9">=</text:span><text:span text:style-name="T13">"list-disc list-inside mt-2 ml-4"</text:span><text:span text:style-name="T9">&gt;</text:span></text:p>
      <text:p text:style-name="P4">                        <text:span text:style-name="T9">&lt;</text:span><text:span text:style-name="T11">li</text:span><text:span text:style-name="T9">&gt;</text:span><text:span text:style-name="T15">Click </text:span><text:span text:style-name="T9">&lt;</text:span><text:span text:style-name="T11">strong</text:span><text:span text:style-name="T9">&gt;</text:span><text:span text:style-name="T15">"Generate Script"</text:span><text:span text:style-name="T9">&lt;/</text:span><text:span text:style-name="T11">strong</text:span><text:span text:style-name="T9">&gt;</text:span><text:span text:style-name="T15"> to create a full script first, then click "Generate Scenes" to break it down.</text:span><text:span text:style-name="T9">&lt;/</text:span><text:span text:style-name="T11">li</text:span><text:span text:style-name="T9">&gt;</text:span></text:p>
      <text:p text:style-name="P4">                        <text:span text:style-name="T9">&lt;</text:span><text:span text:style-name="T11">li</text:span><text:span text:style-name="T9">&gt;</text:span><text:span text:style-name="T15">Or, skip the script and click </text:span><text:span text:style-name="T9">&lt;</text:span><text:span text:style-name="T11">strong</text:span><text:span text:style-name="T9">&gt;</text:span><text:span text:style-name="T15">"Generate Scenes"</text:span><text:span text:style-name="T9">&lt;/</text:span><text:span text:style-name="T11">strong</text:span><text:span text:style-name="T9">&gt;</text:span><text:span text:style-name="T15"> to go straight to a scene breakdown based on your idea.</text:span><text:span text:style-name="T9">&lt;/</text:span><text:span text:style-name="T11">li</text:span><text:span text:style-name="T9">&gt;</text:span></text:p>
      <text:p text:style-name="P4">                    <text:span text:style-name="T9">&lt;/</text:span><text:span text:style-name="T11">ul</text:span><text:span text:style-name="T9">&gt;</text:span></text:p>
      <text:p text:style-name="P4">                <text:span text:style-name="T9">&lt;/</text:span><text:span text:style-name="T11">li</text:span><text:span text:style-name="T9">&gt;</text:span></text:p>
      <text:p text:style-name="P4">                <text:span text:style-name="T9">&lt;</text:span><text:span text:style-name="T11">li</text:span><text:span text:style-name="T9">&gt;</text:span></text:p>
      <text:p text:style-name="P4">                    <text:span text:style-name="T9">&lt;</text:span><text:span text:style-name="T11">strong</text:span><text:span text:style-name="T9">&gt;</text:span><text:span text:style-name="T15">Step 3: Edit Your Scenes.</text:span><text:span text:style-name="T9">&lt;/</text:span><text:span text:style-name="T11">strong</text:span><text:span text:style-name="T9">&gt;</text:span><text:span text:style-name="T15"> Once the scenes appear, you can edit the text for each scene to make the image prompts more specific. You can also change the number of images per scene or click "Add Another Scene" to create your own.</text:span></text:p>
      <text:p text:style-name="P4"><text:soft-page-break/>                <text:span text:style-name="T9">&lt;/</text:span><text:span text:style-name="T11">li</text:span><text:span text:style-name="T9">&gt;</text:span></text:p>
      <text:p text:style-name="P4">                <text:span text:style-name="T9">&lt;</text:span><text:span text:style-name="T11">li</text:span><text:span text:style-name="T9">&gt;</text:span></text:p>
      <text:p text:style-name="P4">                    <text:span text:style-name="T9">&lt;</text:span><text:span text:style-name="T11">strong</text:span><text:span text:style-name="T9">&gt;</text:span><text:span text:style-name="T15">Step 4: Create Your Video Plan.</text:span><text:span text:style-name="T9">&lt;/</text:span><text:span text:style-name="T11">strong</text:span><text:span text:style-name="T9">&gt;</text:span></text:p>
      <text:p text:style-name="P4">                    <text:span text:style-name="T9">&lt;</text:span><text:span text:style-name="T11">ul</text:span><text:span text:style-name="T15"> </text:span><text:span text:style-name="T6">class</text:span><text:span text:style-name="T9">=</text:span><text:span text:style-name="T13">"list-disc list-inside mt-2 ml-4"</text:span><text:span text:style-name="T9">&gt;</text:span></text:p>
      <text:p text:style-name="P4">                        <text:span text:style-name="T9">&lt;</text:span><text:span text:style-name="T11">li</text:span><text:span text:style-name="T9">&gt;</text:span><text:span text:style-name="T15">Click </text:span><text:span text:style-name="T9">&lt;</text:span><text:span text:style-name="T11">strong</text:span><text:span text:style-name="T9">&gt;</text:span><text:span text:style-name="T15">"Generate Timeline"</text:span><text:span text:style-name="T9">&lt;/</text:span><text:span text:style-name="T11">strong</text:span><text:span text:style-name="T9">&gt;</text:span><text:span text:style-name="T15"> to see how your scenes are timed based on the video duration. You can copy this timeline to your notes.</text:span><text:span text:style-name="T9">&lt;/</text:span><text:span text:style-name="T11">li</text:span><text:span text:style-name="T9">&gt;</text:span></text:p>
      <text:p text:style-name="P4">                        <text:span text:style-name="T9">&lt;</text:span><text:span text:style-name="T11">li</text:span><text:span text:style-name="T9">&gt;</text:span><text:span text:style-name="T15">Click </text:span><text:span text:style-name="T9">&lt;</text:span><text:span text:style-name="T11">strong</text:span><text:span text:style-name="T9">&gt;</text:span><text:span text:style-name="T15">"Generate Images"</text:span><text:span text:style-name="T9">&lt;/</text:span><text:span text:style-name="T11">strong</text:span><text:span text:style-name="T9">&gt;</text:span><text:span text:style-name="T15"> to create a set of unique images for each scene based on your prompts.</text:span><text:span text:style-name="T9">&lt;/</text:span><text:span text:style-name="T11">li</text:span><text:span text:style-name="T9">&gt;</text:span></text:p>
      <text:p text:style-name="P4">                    <text:span text:style-name="T9">&lt;/</text:span><text:span text:style-name="T11">ul</text:span><text:span text:style-name="T9">&gt;</text:span></text:p>
      <text:p text:style-name="P4">                <text:span text:style-name="T9">&lt;/</text:span><text:span text:style-name="T11">li</text:span><text:span text:style-name="T9">&gt;</text:span></text:p>
      <text:p text:style-name="P4">                <text:span text:style-name="T9">&lt;</text:span><text:span text:style-name="T11">li</text:span><text:span text:style-name="T9">&gt;</text:span></text:p>
      <text:p text:style-name="P4">                    <text:span text:style-name="T9">&lt;</text:span><text:span text:style-name="T11">strong</text:span><text:span text:style-name="T9">&gt;</text:span><text:span text:style-name="T15">Step 5: Finish Your Video.</text:span><text:span text:style-name="T9">&lt;/</text:span><text:span text:style-name="T11">strong</text:span><text:span text:style-name="T9">&gt;</text:span><text:span text:style-name="T15"> The final "Generate Video" button is not yet active, but with your generated images and timeline, you have everything you need to assemble your video using a video editor of your choice!</text:span></text:p>
      <text:p text:style-name="P4">                <text:span text:style-name="T9">&lt;/</text:span><text:span text:style-name="T11">li</text:span><text:span text:style-name="T9">&gt;</text:span></text:p>
      <text:p text:style-name="P4">            <text:span text:style-name="T9">&lt;/</text:span><text:span text:style-name="T11">ol</text:span><text:span text:style-name="T9">&gt;</text:span></text:p>
      <text:p text:style-name="P4">        <text:span text:style-name="T9">&lt;/</text:span><text:span text:style-name="T11">div</text:span><text:span text:style-name="T9">&gt;</text:span></text:p>
      <text:p text:style-name="P6"/>
      <text:p text:style-name="P4">        <text:span text:style-name="T9">&lt;</text:span><text:span text:style-name="T11">div</text:span><text:span text:style-name="T15"> </text:span><text:span text:style-name="T6">class</text:span><text:span text:style-name="T9">=</text:span><text:span text:style-name="T13">"space-y-4"</text:span><text:span text:style-name="T9">&gt;</text:span></text:p>
      <text:p text:style-name="P4">            <text:span text:style-name="T9">&lt;</text:span><text:span text:style-name="T11">div</text:span><text:span text:style-name="T9">&gt;</text:span></text:p>
      <text:p text:style-name="P4">                <text:span text:style-name="T9">&lt;</text:span><text:span text:style-name="T11">label</text:span><text:span text:style-name="T15"> </text:span><text:span text:style-name="T6">for</text:span><text:span text:style-name="T9">=</text:span><text:span text:style-name="T13">"videoTitle"</text:span><text:span text:style-name="T15"> </text:span><text:span text:style-name="T6">class</text:span><text:span text:style-name="T9">=</text:span><text:span text:style-name="T13">"block text-sm font-medium text-gray-400"</text:span><text:span text:style-name="T9">&gt;</text:span><text:span text:style-name="T15">Video Title</text:span><text:span text:style-name="T9">&lt;/</text:span><text:span text:style-name="T11">label</text:span><text:span text:style-name="T9">&gt;</text:span></text:p>
      <text:p text:style-name="P4">                <text:span text:style-name="T9">&lt;</text:span><text:span text:style-name="T11">input</text:span><text:span text:style-name="T15"> </text:span><text:span text:style-name="T6">type</text:span><text:span text:style-name="T9">=</text:span><text:span text:style-name="T13">"text"</text:span><text:span text:style-name="T15"> </text:span><text:span text:style-name="T6">id</text:span><text:span text:style-name="T9">=</text:span><text:span text:style-name="T13">"videoTitle"</text:span><text:span text:style-name="T15"> </text:span><text:span text:style-name="T6">class</text:span><text:span text:style-name="T9">=</text:span><text:span text:style-name="T13">"mt-1 block w-full bg-gray-700 border border-gray-600 text-gray-100 rounded-md shadow-sm p-3 focus:ring-teal-500 focus:border-teal-500"</text:span><text:span text:style-name="T15"> </text:span><text:span text:style-name="T6">placeholder</text:span><text:span text:style-name="T9">=</text:span><text:span text:style-name="T13">"e.g., 'A Midnight Ride'"</text:span><text:span text:style-name="T9">&gt;</text:span></text:p>
      <text:p text:style-name="P4">            <text:span text:style-name="T9">&lt;/</text:span><text:span text:style-name="T11">div</text:span><text:span text:style-name="T9">&gt;</text:span></text:p>
      <text:p text:style-name="P6"/>
      <text:p text:style-name="P4">            <text:span text:style-name="T9">&lt;</text:span><text:span text:style-name="T11">div</text:span><text:span text:style-name="T9">&gt;</text:span></text:p>
      <text:p text:style-name="P4">                <text:span text:style-name="T9">&lt;</text:span><text:span text:style-name="T11">label</text:span><text:span text:style-name="T15"> </text:span><text:span text:style-name="T6">for</text:span><text:span text:style-name="T9">=</text:span><text:span text:style-name="T13">"videoDuration"</text:span><text:span text:style-name="T15"> </text:span><text:span text:style-name="T6">class</text:span><text:span text:style-name="T9">=</text:span><text:span text:style-name="T13">"block text-sm font-medium text-gray-400"</text:span><text:span text:style-name="T9">&gt;</text:span><text:span text:style-name="T15">Video Duration (in seconds)</text:span><text:span text:style-name="T9">&lt;/</text:span><text:span text:style-name="T11">label</text:span><text:span text:style-name="T9">&gt;</text:span></text:p>
      <text:p text:style-name="P4">                <text:span text:style-name="T9">&lt;</text:span><text:span text:style-name="T11">input</text:span><text:span text:style-name="T15"> </text:span><text:span text:style-name="T6">type</text:span><text:span text:style-name="T9">=</text:span><text:span text:style-name="T13">"number"</text:span><text:span text:style-name="T15"> </text:span><text:span text:style-name="T6">id</text:span><text:span text:style-name="T9">=</text:span><text:span text:style-name="T13">"videoDuration"</text:span><text:span text:style-name="T15"> </text:span><text:span text:style-name="T6">class</text:span><text:span text:style-name="T9">=</text:span><text:span text:style-name="T13">"mt-1 block w-full bg-gray-700 border border-gray-600 text-gray-100 rounded-md shadow-sm p-3 focus:ring-teal-500 focus:border-teal-500"</text:span><text:span text:style-name="T15"> </text:span><text:span text:style-name="T6">placeholder</text:span><text:span text:style-name="T9">=</text:span><text:span text:style-name="T13">"e.g., 60"</text:span><text:span text:style-name="T9">&gt;</text:span></text:p>
      <text:p text:style-name="P4">            <text:span text:style-name="T9">&lt;/</text:span><text:span text:style-name="T11">div</text:span><text:span text:style-name="T9">&gt;</text:span></text:p>
      <text:p text:style-name="P6"/>
      <text:p text:style-name="P4">            <text:span text:style-name="T9">&lt;</text:span><text:span text:style-name="T11">div</text:span><text:span text:style-name="T9">&gt;</text:span></text:p>
      <text:p text:style-name="P4">                <text:span text:style-name="T9">&lt;</text:span><text:span text:style-name="T11">label</text:span><text:span text:style-name="T15"> </text:span><text:span text:style-name="T6">for</text:span><text:span text:style-name="T9">=</text:span><text:span text:style-name="T13">"platformSelect"</text:span><text:span text:style-name="T15"> </text:span><text:span text:style-name="T6">class</text:span><text:span text:style-name="T9">=</text:span><text:span text:style-name="T13">"block text-sm font-medium text-gray-400"</text:span><text:span text:style-name="T9">&gt;</text:span><text:span text:style-name="T15">Social Media Platform</text:span><text:span text:style-name="T9">&lt;/</text:span><text:span text:style-name="T11">label</text:span><text:span text:style-name="T9">&gt;</text:span></text:p>
      <text:p text:style-name="P4">                <text:span text:style-name="T9">&lt;</text:span><text:span text:style-name="T11">select</text:span><text:span text:style-name="T15"> </text:span><text:span text:style-name="T6">id</text:span><text:span text:style-name="T9">=</text:span><text:span text:style-name="T13">"platformSelect"</text:span><text:span text:style-name="T15"> </text:span><text:span text:style-name="T6">class</text:span><text:span text:style-name="T9">=</text:span><text:span text:style-name="T13">"mt-1 block w-full bg-gray-700 border border-gray-600 text-gray-100 rounded-md shadow-sm p-3 focus:ring-teal-500 focus:border-teal-500"</text:span><text:span text:style-name="T9">&gt;</text:span></text:p>
      <text:p text:style-name="P4">                    <text:span text:style-name="T9">&lt;</text:span><text:span text:style-name="T11">option</text:span><text:span text:style-name="T15"> </text:span><text:span text:style-name="T6">value</text:span><text:span text:style-name="T9">=</text:span><text:span text:style-name="T13">"tiktok"</text:span><text:span text:style-name="T9">&gt;</text:span><text:span text:style-name="T15">TikTok</text:span><text:span text:style-name="T9">&lt;/</text:span><text:span text:style-name="T11">option</text:span><text:span text:style-name="T9">&gt;</text:span></text:p>
      <text:p text:style-name="P4">                    <text:span text:style-name="T9">&lt;</text:span><text:span text:style-name="T11">option</text:span><text:span text:style-name="T15"> </text:span><text:span text:style-name="T6">value</text:span><text:span text:style-name="T9">=</text:span><text:span text:style-name="T13">"reels"</text:span><text:span text:style-name="T9">&gt;</text:span><text:span text:style-name="T15">Instagram Reels</text:span><text:span text:style-name="T9">&lt;/</text:span><text:span text:style-name="T11">option</text:span><text:span text:style-name="T9">&gt;</text:span></text:p>
      <text:p text:style-name="P4">                    <text:span text:style-name="T9">&lt;</text:span><text:span text:style-name="T11">option</text:span><text:span text:style-name="T15"> </text:span><text:span text:style-name="T6">value</text:span><text:span text:style-name="T9">=</text:span><text:span text:style-name="T13">"youtube"</text:span><text:span text:style-name="T9">&gt;</text:span><text:span text:style-name="T15">YouTube Shorts</text:span><text:span text:style-name="T9">&lt;/</text:span><text:span text:style-name="T11">option</text:span><text:span text:style-name="T9">&gt;</text:span></text:p>
      <text:p text:style-name="P4">                    <text:span text:style-name="T9">&lt;</text:span><text:span text:style-name="T11">option</text:span><text:span text:style-name="T15"> </text:span><text:span text:style-name="T6">value</text:span><text:span text:style-name="T9">=</text:span><text:span text:style-name="T13">"facebook"</text:span><text:span text:style-name="T9">&gt;</text:span><text:span text:style-name="T15">Facebook Reels</text:span><text:span text:style-name="T9">&lt;/</text:span><text:span text:style-name="T11">option</text:span><text:span text:style-name="T9">&gt;</text:span></text:p>
      <text:p text:style-name="P4">                <text:span text:style-name="T9">&lt;/</text:span><text:span text:style-name="T11">select</text:span><text:span text:style-name="T9">&gt;</text:span></text:p>
      <text:p text:style-name="P4">            <text:span text:style-name="T9">&lt;/</text:span><text:span text:style-name="T11">div</text:span><text:span text:style-name="T9">&gt;</text:span></text:p>
      <text:p text:style-name="P6"><text:soft-page-break/></text:p>
      <text:p text:style-name="P4">            <text:span text:style-name="T9">&lt;</text:span><text:span text:style-name="T11">div</text:span><text:span text:style-name="T9">&gt;</text:span></text:p>
      <text:p text:style-name="P4">                <text:span text:style-name="T9">&lt;</text:span><text:span text:style-name="T11">label</text:span><text:span text:style-name="T15"> </text:span><text:span text:style-name="T6">for</text:span><text:span text:style-name="T9">=</text:span><text:span text:style-name="T13">"socialMediaPrompt"</text:span><text:span text:style-name="T15"> </text:span><text:span text:style-name="T6">class</text:span><text:span text:style-name="T9">=</text:span><text:span text:style-name="T13">"block text-sm font-medium text-gray-400"</text:span><text:span text:style-name="T9">&gt;</text:span><text:span text:style-name="T15">Social Media Video Idea</text:span><text:span text:style-name="T9">&lt;/</text:span><text:span text:style-name="T11">label</text:span><text:span text:style-name="T9">&gt;</text:span></text:p>
      <text:p text:style-name="P4">                <text:span text:style-name="T9">&lt;</text:span><text:span text:style-name="T11">textarea</text:span><text:span text:style-name="T15"> </text:span><text:span text:style-name="T6">id</text:span><text:span text:style-name="T9">=</text:span><text:span text:style-name="T13">"socialMediaPrompt"</text:span><text:span text:style-name="T15"> </text:span><text:span text:style-name="T6">rows</text:span><text:span text:style-name="T9">=</text:span><text:span text:style-name="T13">"3"</text:span><text:span text:style-name="T15"> </text:span><text:span text:style-name="T6">class</text:span><text:span text:style-name="T9">=</text:span><text:span text:style-name="T13">"mt-1 block w-full bg-gray-700 border border-gray-600 text-gray-100 rounded-md shadow-sm p-3 focus:ring-teal-500 focus:border-teal-500"</text:span><text:span text:style-name="T15"> </text:span><text:span text:style-name="T6">placeholder</text:span><text:span text:style-name="T9">=</text:span><text:span text:style-name="T13">"Describe your social media video idea, e.g., 'A viral trend showing people's reactions to a funny surprise.'"</text:span><text:span text:style-name="T9">&gt;&lt;/</text:span><text:span text:style-name="T11">textarea</text:span><text:span text:style-name="T9">&gt;</text:span></text:p>
      <text:p text:style-name="P4">            <text:span text:style-name="T9">&lt;/</text:span><text:span text:style-name="T11">div</text:span><text:span text:style-name="T9">&gt;</text:span></text:p>
      <text:p text:style-name="P6"/>
      <text:p text:style-name="P4">            <text:span text:style-name="T21">&lt;!-- New Button Group --&gt;</text:span></text:p>
      <text:p text:style-name="P4">            <text:span text:style-name="T9">&lt;</text:span><text:span text:style-name="T11">div</text:span><text:span text:style-name="T15"> </text:span><text:span text:style-name="T6">class</text:span><text:span text:style-name="T9">=</text:span><text:span text:style-name="T13">"flex flex-col sm:flex-row justify-center space-y-2 sm:space-y-0 sm:space-x-4"</text:span><text:span text:style-name="T9">&gt;</text:span></text:p>
      <text:p text:style-name="P4">                <text:span text:style-name="T9">&lt;</text:span><text:span text:style-name="T11">button</text:span><text:span text:style-name="T15"> </text:span><text:span text:style-name="T6">onclick</text:span><text:span text:style-name="T9">=</text:span><text:span text:style-name="T13">"generateScript()"</text:span><text:span text:style-name="T15"> </text:span><text:span text:style-name="T6">class</text:span><text:span text:style-name="T9">=</text:span><text:span text:style-name="T13">"w-full sm:w-auto bg-blue-600 text-white font-medium py-3 px-6 rounded-lg shadow-lg hover:bg-blue-700 transition-colors"</text:span><text:span text:style-name="T9">&gt;</text:span><text:span text:style-name="T15">Generate Script</text:span><text:span text:style-name="T9">&lt;/</text:span><text:span text:style-name="T11">button</text:span><text:span text:style-name="T9">&gt;</text:span></text:p>
      <text:p text:style-name="P4">                <text:span text:style-name="T9">&lt;</text:span><text:span text:style-name="T11">button</text:span><text:span text:style-name="T15"> </text:span><text:span text:style-name="T6">onclick</text:span><text:span text:style-name="T9">=</text:span><text:span text:style-name="T13">"generateScenesFromIdea()"</text:span><text:span text:style-name="T15"> </text:span><text:span text:style-name="T6">class</text:span><text:span text:style-name="T9">=</text:span><text:span text:style-name="T13">"w-full sm:w-auto bg-teal-600 text-white font-medium py-3 px-6 rounded-lg shadow-lg hover:bg-teal-700 transition-colors"</text:span><text:span text:style-name="T9">&gt;</text:span><text:span text:style-name="T15">Generate Scenes</text:span><text:span text:style-name="T9">&lt;/</text:span><text:span text:style-name="T11">button</text:span><text:span text:style-name="T9">&gt;</text:span></text:p>
      <text:p text:style-name="P4">            <text:span text:style-name="T9">&lt;/</text:span><text:span text:style-name="T11">div</text:span><text:span text:style-name="T9">&gt;</text:span></text:p>
      <text:p text:style-name="P6"/>
      <text:p text:style-name="P4">            <text:span text:style-name="T21">&lt;!-- Input for Video Script with new label --&gt;</text:span></text:p>
      <text:p text:style-name="P4">            <text:span text:style-name="T9">&lt;</text:span><text:span text:style-name="T11">div</text:span><text:span text:style-name="T9">&gt;</text:span></text:p>
      <text:p text:style-name="P4">                <text:span text:style-name="T9">&lt;</text:span><text:span text:style-name="T11">label</text:span><text:span text:style-name="T15"> </text:span><text:span text:style-name="T6">for</text:span><text:span text:style-name="T9">=</text:span><text:span text:style-name="T13">"videoScript"</text:span><text:span text:style-name="T15"> </text:span><text:span text:style-name="T6">class</text:span><text:span text:style-name="T9">=</text:span><text:span text:style-name="T13">"block text-sm font-medium text-gray-400"</text:span><text:span text:style-name="T9">&gt;</text:span><text:span text:style-name="T15">Paste your text or script (optional) or click the Generate Script Button.</text:span><text:span text:style-name="T9">&lt;/</text:span><text:span text:style-name="T11">label</text:span><text:span text:style-name="T9">&gt;</text:span></text:p>
      <text:p text:style-name="P4">                <text:span text:style-name="T9">&lt;</text:span><text:span text:style-name="T11">textarea</text:span><text:span text:style-name="T15"> </text:span><text:span text:style-name="T6">id</text:span><text:span text:style-name="T9">=</text:span><text:span text:style-name="T13">"videoScript"</text:span><text:span text:style-name="T15"> </text:span><text:span text:style-name="T6">rows</text:span><text:span text:style-name="T9">=</text:span><text:span text:style-name="T13">"6"</text:span><text:span text:style-name="T15"> </text:span><text:span text:style-name="T6">class</text:span><text:span text:style-name="T9">=</text:span><text:span text:style-name="T13">"mt-1 block w-full bg-gray-700 border border-gray-600 text-gray-100 rounded-md shadow-sm p-3 focus:ring-teal-500 focus:border-teal-500"</text:span><text:span text:style-name="T15"> </text:span><text:span text:style-name="T6">placeholder</text:span><text:span text:style-name="T9">=</text:span><text:span text:style-name="T13">""</text:span><text:span text:style-name="T9">&gt;&lt;/</text:span><text:span text:style-name="T11">textarea</text:span><text:span text:style-name="T9">&gt;</text:span></text:p>
      <text:p text:style-name="P4">            <text:span text:style-name="T9">&lt;/</text:span><text:span text:style-name="T11">div</text:span><text:span text:style-name="T9">&gt;</text:span></text:p>
      <text:p text:style-name="P4">            </text:p>
      <text:p text:style-name="P4">            <text:span text:style-name="T21">&lt;!-- Bottom Button Group with Generate Video button --&gt;</text:span></text:p>
      <text:p text:style-name="P4">            <text:span text:style-name="T9">&lt;</text:span><text:span text:style-name="T11">div</text:span><text:span text:style-name="T15"> </text:span><text:span text:style-name="T6">class</text:span><text:span text:style-name="T9">=</text:span><text:span text:style-name="T13">"flex flex-col sm:flex-row justify-center space-y-2 sm:space-y-0 sm:space-x-4"</text:span><text:span text:style-name="T9">&gt;</text:span></text:p>
      <text:p text:style-name="P4">                <text:span text:style-name="T9">&lt;</text:span><text:span text:style-name="T11">button</text:span><text:span text:style-name="T15"> </text:span><text:span text:style-name="T6">onclick</text:span><text:span text:style-name="T9">=</text:span><text:span text:style-name="T13">"generateTimeline()"</text:span><text:span text:style-name="T15"> </text:span><text:span text:style-name="T6">class</text:span><text:span text:style-name="T9">=</text:span><text:span text:style-name="T13">"w-full sm:w-auto bg-teal-600 text-white font-medium py-3 px-6 rounded-lg shadow-lg hover:bg-teal-700 transition-colors"</text:span><text:span text:style-name="T9">&gt;</text:span><text:span text:style-name="T15">Generate Timeline</text:span><text:span text:style-name="T9">&lt;/</text:span><text:span text:style-name="T11">button</text:span><text:span text:style-name="T9">&gt;</text:span></text:p>
      <text:p text:style-name="P4">                <text:span text:style-name="T9">&lt;</text:span><text:span text:style-name="T11">button</text:span><text:span text:style-name="T15"> </text:span><text:span text:style-name="T6">onclick</text:span><text:span text:style-name="T9">=</text:span><text:span text:style-name="T13">"generateImages()"</text:span><text:span text:style-name="T15"> </text:span><text:span text:style-name="T6">class</text:span><text:span text:style-name="T9">=</text:span><text:span text:style-name="T13">"w-full sm:w-auto bg-teal-600 text-white font-medium py-3 px-6 rounded-lg shadow-lg hover:bg-teal-700 transition-colors"</text:span><text:span text:style-name="T9">&gt;</text:span><text:span text:style-name="T15">Generate Images</text:span><text:span text:style-name="T9">&lt;/</text:span><text:span text:style-name="T11">button</text:span><text:span text:style-name="T9">&gt;</text:span></text:p>
      <text:p text:style-name="P4">                <text:span text:style-name="T9">&lt;</text:span><text:span text:style-name="T11">button</text:span><text:span text:style-name="T15"> </text:span><text:span text:style-name="T6">onclick</text:span><text:span text:style-name="T9">=</text:span><text:span text:style-name="T13">"generateVideo()"</text:span><text:span text:style-name="T15"> </text:span><text:span text:style-name="T6">class</text:span><text:span text:style-name="T9">=</text:span><text:span text:style-name="T13">"w-full sm:w-auto bg-blue-600 text-white font-medium py-3 px-6 rounded-lg shadow-lg hover:bg-blue-700 transition-colors"</text:span><text:span text:style-name="T9">&gt;</text:span><text:span text:style-name="T15">Generate Video</text:span><text:span text:style-name="T9">&lt;/</text:span><text:span text:style-name="T11">button</text:span><text:span text:style-name="T9">&gt;</text:span></text:p>
      <text:p text:style-name="P4">                <text:span text:style-name="T9">&lt;</text:span><text:span text:style-name="T11">button</text:span><text:span text:style-name="T15"> </text:span><text:span text:style-name="T6">onclick</text:span><text:span text:style-name="T9">=</text:span><text:span text:style-name="T13">"resetAll()"</text:span><text:span text:style-name="T15"> </text:span><text:span text:style-name="T6">class</text:span><text:span text:style-name="T9">=</text:span><text:span text:style-name="T13">"w-full sm:w-auto bg-gray-500 text-white font-medium py-3 px-6 rounded-lg shadow-lg hover:bg-gray-600 transition-colors"</text:span><text:span text:style-name="T9">&gt;</text:span><text:span text:style-name="T15">Reset All</text:span><text:span text:style-name="T9">&lt;/</text:span><text:span text:style-name="T11">button</text:span><text:span text:style-name="T9">&gt;</text:span></text:p>
      <text:p text:style-name="P4">            <text:span text:style-name="T9">&lt;/</text:span><text:span text:style-name="T11">div</text:span><text:span text:style-name="T9">&gt;</text:span></text:p>
      <text:p text:style-name="P4">        <text:span text:style-name="T9">&lt;/</text:span><text:span text:style-name="T11">div</text:span><text:span text:style-name="T9">&gt;</text:span></text:p>
      <text:p text:style-name="P6"><text:soft-page-break/></text:p>
      <text:p text:style-name="P4">        <text:span text:style-name="T9">&lt;</text:span><text:span text:style-name="T11">div</text:span><text:span text:style-name="T15"> </text:span><text:span text:style-name="T6">id</text:span><text:span text:style-name="T9">=</text:span><text:span text:style-name="T13">"scenesContainer"</text:span><text:span text:style-name="T15"> </text:span><text:span text:style-name="T6">class</text:span><text:span text:style-name="T9">=</text:span><text:span text:style-name="T13">"mt-6 space-y-4"</text:span><text:span text:style-name="T9">&gt;</text:span></text:p>
      <text:p text:style-name="P4">            <text:span text:style-name="T21">&lt;!-- Scene input fields will be added here dynamically --&gt;</text:span></text:p>
      <text:p text:style-name="P4">        <text:span text:style-name="T9">&lt;/</text:span><text:span text:style-name="T11">div</text:span><text:span text:style-name="T9">&gt;</text:span></text:p>
      <text:p text:style-name="P6"/>
      <text:p text:style-name="P4">        <text:span text:style-name="T21">&lt;!-- Add Another Scene button, now initially hidden --&gt;</text:span></text:p>
      <text:p text:style-name="P4">        <text:span text:style-name="T9">&lt;</text:span><text:span text:style-name="T11">div</text:span><text:span text:style-name="T15"> </text:span><text:span text:style-name="T6">id</text:span><text:span text:style-name="T9">=</text:span><text:span text:style-name="T13">"addSceneButtonContainer"</text:span><text:span text:style-name="T15"> </text:span><text:span text:style-name="T6">class</text:span><text:span text:style-name="T9">=</text:span><text:span text:style-name="T13">"mt-6 flex justify-end hidden"</text:span><text:span text:style-name="T9">&gt;</text:span></text:p>
      <text:p text:style-name="P4">            <text:span text:style-name="T9">&lt;</text:span><text:span text:style-name="T11">button</text:span><text:span text:style-name="T15"> </text:span><text:span text:style-name="T6">onclick</text:span><text:span text:style-name="T9">=</text:span><text:span text:style-name="T13">"addScene()"</text:span><text:span text:style-name="T15"> </text:span><text:span text:style-name="T6">class</text:span><text:span text:style-name="T9">=</text:span><text:span text:style-name="T13">"bg-gray-600 text-gray-200 font-medium py-2 px-4 rounded-lg shadow hover:bg-gray-700 transition-colors"</text:span><text:span text:style-name="T9">&gt;</text:span><text:span text:style-name="T15">Add Another Scene</text:span><text:span text:style-name="T9">&lt;/</text:span><text:span text:style-name="T11">button</text:span><text:span text:style-name="T9">&gt;</text:span></text:p>
      <text:p text:style-name="P4">        <text:span text:style-name="T9">&lt;/</text:span><text:span text:style-name="T11">div</text:span><text:span text:style-name="T9">&gt;</text:span></text:p>
      <text:p text:style-name="P6"/>
      <text:p text:style-name="P4">        <text:span text:style-name="T9">&lt;</text:span><text:span text:style-name="T11">div</text:span><text:span text:style-name="T15"> </text:span><text:span text:style-name="T6">id</text:span><text:span text:style-name="T9">=</text:span><text:span text:style-name="T13">"timelineOutput"</text:span><text:span text:style-name="T15"> </text:span><text:span text:style-name="T6">class</text:span><text:span text:style-name="T9">=</text:span><text:span text:style-name="T13">"mt-6 p-6 bg-gray-700 rounded-lg hidden"</text:span><text:span text:style-name="T9">&gt;</text:span></text:p>
      <text:p text:style-name="P4">            <text:span text:style-name="T9">&lt;</text:span><text:span text:style-name="T11">div</text:span><text:span text:style-name="T15"> </text:span><text:span text:style-name="T6">class</text:span><text:span text:style-name="T9">=</text:span><text:span text:style-name="T13">"flex justify-between items-center mb-4"</text:span><text:span text:style-name="T9">&gt;</text:span></text:p>
      <text:p text:style-name="P4">                <text:span text:style-name="T9">&lt;</text:span><text:span text:style-name="T11">h2</text:span><text:span text:style-name="T15"> </text:span><text:span text:style-name="T6">class</text:span><text:span text:style-name="T9">=</text:span><text:span text:style-name="T13">"text-2xl font-semibold text-teal-200"</text:span><text:span text:style-name="T9">&gt;</text:span><text:span text:style-name="T15">Video Timeline</text:span><text:span text:style-name="T9">&lt;/</text:span><text:span text:style-name="T11">h2</text:span><text:span text:style-name="T9">&gt;</text:span></text:p>
      <text:p text:style-name="P4">                <text:span text:style-name="T9">&lt;</text:span><text:span text:style-name="T11">button</text:span><text:span text:style-name="T15"> </text:span><text:span text:style-name="T6">onclick</text:span><text:span text:style-name="T9">=</text:span><text:span text:style-name="T13">"copyTimeline()"</text:span><text:span text:style-name="T15"> </text:span><text:span text:style-name="T6">class</text:span><text:span text:style-name="T9">=</text:span><text:span text:style-name="T13">"bg-gray-600 text-gray-200 py-1 px-3 rounded-lg hover:bg-gray-700 transition-colors text-sm"</text:span><text:span text:style-name="T9">&gt;</text:span><text:span text:style-name="T15">Copy</text:span><text:span text:style-name="T9">&lt;/</text:span><text:span text:style-name="T11">button</text:span><text:span text:style-name="T9">&gt;</text:span></text:p>
      <text:p text:style-name="P4">            <text:span text:style-name="T9">&lt;/</text:span><text:span text:style-name="T11">div</text:span><text:span text:style-name="T9">&gt;</text:span></text:p>
      <text:p text:style-name="P4">            <text:span text:style-name="T9">&lt;</text:span><text:span text:style-name="T11">div</text:span><text:span text:style-name="T15"> </text:span><text:span text:style-name="T6">id</text:span><text:span text:style-name="T9">=</text:span><text:span text:style-name="T13">"timelineContent"</text:span><text:span text:style-name="T15"> </text:span><text:span text:style-name="T6">class</text:span><text:span text:style-name="T9">=</text:span><text:span text:style-name="T13">"space-y-4"</text:span><text:span text:style-name="T9">&gt;&lt;/</text:span><text:span text:style-name="T11">div</text:span><text:span text:style-name="T9">&gt;</text:span></text:p>
      <text:p text:style-name="P4">        <text:span text:style-name="T9">&lt;/</text:span><text:span text:style-name="T11">div</text:span><text:span text:style-name="T9">&gt;</text:span></text:p>
      <text:p text:style-name="P6"/>
      <text:p text:style-name="P4">        <text:span text:style-name="T9">&lt;</text:span><text:span text:style-name="T11">div</text:span><text:span text:style-name="T15"> </text:span><text:span text:style-name="T6">id</text:span><text:span text:style-name="T9">=</text:span><text:span text:style-name="T13">"imagesOutput"</text:span><text:span text:style-name="T15"> </text:span><text:span text:style-name="T6">class</text:span><text:span text:style-name="T9">=</text:span><text:span text:style-name="T13">"mt-6 p-6 bg-gray-700 rounded-lg hidden"</text:span><text:span text:style-name="T9">&gt;</text:span></text:p>
      <text:p text:style-name="P4">            <text:span text:style-name="T9">&lt;</text:span><text:span text:style-name="T11">h2</text:span><text:span text:style-name="T15"> </text:span><text:span text:style-name="T6">class</text:span><text:span text:style-name="T9">=</text:span><text:span text:style-name="T13">"text-2xl font-semibold mb-4 text-teal-200"</text:span><text:span text:style-name="T9">&gt;</text:span><text:span text:style-name="T15">Generated Images</text:span><text:span text:style-name="T9">&lt;/</text:span><text:span text:style-name="T11">h2</text:span><text:span text:style-name="T9">&gt;</text:span></text:p>
      <text:p text:style-name="P4">            <text:span text:style-name="T9">&lt;</text:span><text:span text:style-name="T11">div</text:span><text:span text:style-name="T15"> </text:span><text:span text:style-name="T6">id</text:span><text:span text:style-name="T9">=</text:span><text:span text:style-name="T13">"imagesContent"</text:span><text:span text:style-name="T15"> </text:span><text:span text:style-name="T6">class</text:span><text:span text:style-name="T9">=</text:span><text:span text:style-name="T13">"grid grid-cols-1 sm:grid-cols-2 lg:grid-cols-3 gap-4"</text:span><text:span text:style-name="T9">&gt;&lt;/</text:span><text:span text:style-name="T11">div</text:span><text:span text:style-name="T9">&gt;</text:span></text:p>
      <text:p text:style-name="P4">        <text:span text:style-name="T9">&lt;/</text:span><text:span text:style-name="T11">div</text:span><text:span text:style-name="T9">&gt;</text:span></text:p>
      <text:p text:style-name="P4">    <text:span text:style-name="T9">&lt;/</text:span><text:span text:style-name="T11">div</text:span><text:span text:style-name="T9">&gt;</text:span></text:p>
      <text:p text:style-name="P6"/>
      <text:p text:style-name="P4">    <text:span text:style-name="T21">&lt;!-- Message Box for Alerts --&gt;</text:span></text:p>
      <text:p text:style-name="P4">    <text:span text:style-name="T9">&lt;</text:span><text:span text:style-name="T11">div</text:span><text:span text:style-name="T15"> </text:span><text:span text:style-name="T6">id</text:span><text:span text:style-name="T9">=</text:span><text:span text:style-name="T13">"messageBox"</text:span><text:span text:style-name="T15"> </text:span><text:span text:style-name="T6">class</text:span><text:span text:style-name="T9">=</text:span><text:span text:style-name="T13">"message-box"</text:span><text:span text:style-name="T9">&gt;</text:span></text:p>
      <text:p text:style-name="P4">        <text:span text:style-name="T9">&lt;</text:span><text:span text:style-name="T11">p</text:span><text:span text:style-name="T15"> </text:span><text:span text:style-name="T6">id</text:span><text:span text:style-name="T9">=</text:span><text:span text:style-name="T13">"messageText"</text:span><text:span text:style-name="T15"> </text:span><text:span text:style-name="T6">class</text:span><text:span text:style-name="T9">=</text:span><text:span text:style-name="T13">"text-white text-lg"</text:span><text:span text:style-name="T9">&gt;&lt;/</text:span><text:span text:style-name="T11">p</text:span><text:span text:style-name="T9">&gt;</text:span></text:p>
      <text:p text:style-name="P4">        <text:span text:style-name="T9">&lt;</text:span><text:span text:style-name="T11">div</text:span><text:span text:style-name="T15"> </text:span><text:span text:style-name="T6">id</text:span><text:span text:style-name="T9">=</text:span><text:span text:style-name="T13">"loadingIndicator"</text:span><text:span text:style-name="T15"> </text:span><text:span text:style-name="T6">class</text:span><text:span text:style-name="T9">=</text:span><text:span text:style-name="T13">"hidden mt-4"</text:span><text:span text:style-name="T9">&gt;</text:span></text:p>
      <text:p text:style-name="P4">            <text:span text:style-name="T9">&lt;</text:span><text:span text:style-name="T11">div</text:span><text:span text:style-name="T15"> </text:span><text:span text:style-name="T6">class</text:span><text:span text:style-name="T9">=</text:span><text:span text:style-name="T13">"loading-spinner"</text:span><text:span text:style-name="T9">&gt;&lt;/</text:span><text:span text:style-name="T11">div</text:span><text:span text:style-name="T9">&gt;</text:span></text:p>
      <text:p text:style-name="P4">        <text:span text:style-name="T9">&lt;/</text:span><text:span text:style-name="T11">div</text:span><text:span text:style-name="T9">&gt;</text:span></text:p>
      <text:p text:style-name="P4">    <text:span text:style-name="T9">&lt;/</text:span><text:span text:style-name="T11">div</text:span><text:span text:style-name="T9">&gt;</text:span></text:p>
      <text:p text:style-name="P6"/>
      <text:p text:style-name="P4">    <text:span text:style-name="T9">&lt;</text:span><text:span text:style-name="T11">script</text:span><text:span text:style-name="T9">&gt;</text:span></text:p>
      <text:p text:style-name="P4">        <text:span text:style-name="T20">const</text:span><text:span text:style-name="T15"> apiKey = </text:span><text:span text:style-name="T17">""</text:span><text:span text:style-name="T15">;</text:span></text:p>
      <text:p text:style-name="P4">        <text:span text:style-name="T20">let</text:span><text:span text:style-name="T15"> sceneCounter = </text:span><text:span text:style-name="T22">0</text:span><text:span text:style-name="T15">;</text:span></text:p>
      <text:p text:style-name="P6"/>
      <text:p text:style-name="P4">        <text:span text:style-name="T20">function</text:span><text:span text:style-name="T15"> showMessage(message, isLoading = </text:span><text:span text:style-name="T20">false</text:span><text:span text:style-name="T15">) {</text:span></text:p>
      <text:p text:style-name="P4">            <text:span text:style-name="T20">const</text:span><text:span text:style-name="T15"> messageBox = document.getElementById(</text:span><text:span text:style-name="T17">'messageBox'</text:span><text:span text:style-name="T15">);</text:span></text:p>
      <text:p text:style-name="P4">            <text:span text:style-name="T20">const</text:span><text:span text:style-name="T15"> messageText = document.getElementById(</text:span><text:span text:style-name="T17">'messageText'</text:span><text:span text:style-name="T15">);</text:span></text:p>
      <text:p text:style-name="P4">            <text:span text:style-name="T20">const</text:span><text:span text:style-name="T15"> loadingIndicator = document.getElementById(</text:span><text:span text:style-name="T17">'loadingIndicator'</text:span><text:span text:style-name="T15">);</text:span></text:p>
      <text:p text:style-name="P6"/>
      <text:p text:style-name="P4">            <text:span text:style-name="T15">messageText.innerText = message;</text:span></text:p>
      <text:p text:style-name="P4">            <text:span text:style-name="T20">if</text:span><text:span text:style-name="T15"> (isLoading) {</text:span></text:p>
      <text:p text:style-name="P4">                <text:span text:style-name="T15">loadingIndicator.classList.remove(</text:span><text:span text:style-name="T17">'hidden'</text:span><text:span text:style-name="T15">);</text:span></text:p>
      <text:p text:style-name="P4"><text:soft-page-break/>            <text:span text:style-name="T15">} </text:span><text:span text:style-name="T20">else</text:span><text:span text:style-name="T15"> {</text:span></text:p>
      <text:p text:style-name="P4">                <text:span text:style-name="T15">loadingIndicator.classList.add(</text:span><text:span text:style-name="T17">'hidden'</text:span><text:span text:style-name="T15">);</text:span></text:p>
      <text:p text:style-name="P4">            <text:span text:style-name="T15">}</text:span></text:p>
      <text:p text:style-name="P4">            <text:span text:style-name="T15">messageBox.style.display = </text:span><text:span text:style-name="T17">'flex'</text:span><text:span text:style-name="T15">;</text:span></text:p>
      <text:p text:style-name="P4">        <text:span text:style-name="T15">}</text:span></text:p>
      <text:p text:style-name="P6"/>
      <text:p text:style-name="P4">        <text:span text:style-name="T21">// The message box now hides automatically after a delay</text:span></text:p>
      <text:p text:style-name="P4">        <text:span text:style-name="T20">function</text:span><text:span text:style-name="T15"> hideMessage() {</text:span></text:p>
      <text:p text:style-name="P4">            <text:span text:style-name="T15">document.getElementById(</text:span><text:span text:style-name="T17">'messageBox'</text:span><text:span text:style-name="T15">).style.display = </text:span><text:span text:style-name="T17">'none'</text:span><text:span text:style-name="T15">;</text:span></text:p>
      <text:p text:style-name="P4">        <text:span text:style-name="T15">}</text:span></text:p>
      <text:p text:style-name="P6"/>
      <text:p text:style-name="P4">        <text:span text:style-name="T20">function</text:span><text:span text:style-name="T15"> addScene(sceneTitle = </text:span><text:span text:style-name="T17">''</text:span><text:span text:style-name="T15">, numImages = </text:span><text:span text:style-name="T22">1</text:span><text:span text:style-name="T15">) {</text:span></text:p>
      <text:p text:style-name="P4">            <text:span text:style-name="T15">sceneCounter++;</text:span></text:p>
      <text:p text:style-name="P4">            <text:span text:style-name="T20">const</text:span><text:span text:style-name="T15"> scenesContainer = document.getElementById(</text:span><text:span text:style-name="T17">'scenesContainer'</text:span><text:span text:style-name="T15">);</text:span></text:p>
      <text:p text:style-name="P4">            <text:span text:style-name="T20">const</text:span><text:span text:style-name="T15"> sceneDiv = document.createElement(</text:span><text:span text:style-name="T17">'div'</text:span><text:span text:style-name="T15">);</text:span></text:p>
      <text:p text:style-name="P4">            <text:span text:style-name="T15">sceneDiv.className = </text:span><text:span text:style-name="T17">'scene-item p-4 bg-gray-700 rounded-lg shadow-inner'</text:span><text:span text:style-name="T15">;</text:span></text:p>
      <text:p text:style-name="P4">            <text:span text:style-name="T15">sceneDiv.innerHTML = </text:span><text:span text:style-name="T17">`</text:span></text:p>
      <text:p text:style-name="P5">                <text:span text:style-name="T15">&lt;div class="flex items-center justify-between mb-2"&gt;</text:span></text:p>
      <text:p text:style-name="P4"><text:span text:style-name="T16">                    </text:span><text:span text:style-name="T17">&lt;h3 class="text-lg font-medium text-gray-200"&gt;Scene </text:span><text:span text:style-name="T15">${sceneCounter}</text:span><text:span text:style-name="T17">&lt;/h3&gt;</text:span></text:p>
      <text:p text:style-name="P5">                    <text:span text:style-name="T15">&lt;button onclick="removeScene(this)" class="text-gray-400 hover:text-red-500 transition-colors"&gt;&amp;times;&lt;/button&gt;</text:span></text:p>
      <text:p text:style-name="P5">                <text:span text:style-name="T15">&lt;/div&gt;</text:span></text:p>
      <text:p text:style-name="P5">                <text:span text:style-name="T15">&lt;div class="space-y-2"&gt;</text:span></text:p>
      <text:p text:style-name="P5">                    <text:span text:style-name="T15">&lt;div&gt;</text:span></text:p>
      <text:p text:style-name="P4"><text:span text:style-name="T16">                        </text:span><text:span text:style-name="T17">&lt;label for="sceneTitle</text:span><text:span text:style-name="T15">${sceneCounter}</text:span><text:span text:style-name="T17">" class="block text-sm font-medium text-gray-400"&gt;Scene Title / Image Prompt&lt;/label&gt;</text:span></text:p>
      <text:p text:style-name="P4"><text:span text:style-name="T16">                        </text:span><text:span text:style-name="T17">&lt;input type="text" id="sceneTitle</text:span><text:span text:style-name="T15">${sceneCounter}</text:span><text:span text:style-name="T17">" value="</text:span><text:span text:style-name="T15">${sceneTitle}</text:span><text:span text:style-name="T17">" class="mt-1 block w-full bg-gray-600 border border-gray-500 text-gray-100 rounded-md shadow-sm p-2" placeholder="e.g., 'A lone car drives on a desert highway at dusk.'"&gt;</text:span></text:p>
      <text:p text:style-name="P5">                    <text:span text:style-name="T15">&lt;/div&gt;</text:span></text:p>
      <text:p text:style-name="P5">                    <text:span text:style-name="T15">&lt;div&gt;</text:span></text:p>
      <text:p text:style-name="P4"><text:span text:style-name="T16">                        </text:span><text:span text:style-name="T17">&lt;label for="numImages</text:span><text:span text:style-name="T15">${sceneCounter}</text:span><text:span text:style-name="T17">" class="block text-sm font-medium text-gray-400"&gt;Number of Images&lt;/label&gt;</text:span></text:p>
      <text:p text:style-name="P4"><text:span text:style-name="T16">                        </text:span><text:span text:style-name="T17">&lt;input type="number" id="numImages</text:span><text:span text:style-name="T15">${sceneCounter}</text:span><text:span text:style-name="T17">" value="</text:span><text:span text:style-name="T15">${numImages}</text:span><text:span text:style-name="T17">" min="1" class="mt-1 block w-full bg-gray-600 border border-gray-500 text-gray-100 rounded-md shadow-sm p-2"&gt;</text:span></text:p>
      <text:p text:style-name="P5">                    <text:span text:style-name="T15">&lt;/div&gt;</text:span></text:p>
      <text:p text:style-name="P5">                <text:span text:style-name="T15">&lt;/div&gt;</text:span></text:p>
      <text:p text:style-name="P4"><text:span text:style-name="T16">            </text:span><text:span text:style-name="T17">`</text:span><text:span text:style-name="T15">;</text:span></text:p>
      <text:p text:style-name="P4">            <text:span text:style-name="T15">scenesContainer.appendChild(sceneDiv);</text:span></text:p>
      <text:p text:style-name="P4">        <text:span text:style-name="T15">}</text:span></text:p>
      <text:p text:style-name="P6"/>
      <text:p text:style-name="P4">        <text:span text:style-name="T20">function</text:span><text:span text:style-name="T15"> removeScene(button) {</text:span></text:p>
      <text:p text:style-name="P4">            <text:span text:style-name="T15">button.closest(</text:span><text:span text:style-name="T17">'.scene-item'</text:span><text:span text:style-name="T15">).remove();</text:span></text:p>
      <text:p text:style-name="P4">        <text:span text:style-name="T15">}</text:span></text:p>
      <text:p text:style-name="P4">        </text:p>
      <text:p text:style-name="P4">        <text:span text:style-name="T20">async</text:span><text:span text:style-name="T15"> </text:span><text:span text:style-name="T20">function</text:span><text:span text:style-name="T15"> fetchWithRetry(url, options, retries = </text:span><text:span text:style-name="T22">3</text:span><text:span text:style-name="T15">) {</text:span></text:p>
      <text:p text:style-name="P4"><text:soft-page-break/>            <text:span text:style-name="T20">for</text:span><text:span text:style-name="T15"> (</text:span><text:span text:style-name="T20">let</text:span><text:span text:style-name="T15"> i = </text:span><text:span text:style-name="T22">0</text:span><text:span text:style-name="T15">; i &lt; retries; i++) {</text:span></text:p>
      <text:p text:style-name="P4">                <text:span text:style-name="T20">try</text:span><text:span text:style-name="T15"> {</text:span></text:p>
      <text:p text:style-name="P4">                    <text:span text:style-name="T20">const</text:span><text:span text:style-name="T15"> response = </text:span><text:span text:style-name="T20">await</text:span><text:span text:style-name="T15"> fetch(url, options);</text:span></text:p>
      <text:p text:style-name="P4">                    <text:span text:style-name="T20">if</text:span><text:span text:style-name="T15"> (response.status === </text:span><text:span text:style-name="T22">429</text:span><text:span text:style-name="T15">) {</text:span></text:p>
      <text:p text:style-name="P4">                        <text:span text:style-name="T15">console.log(</text:span><text:span text:style-name="T17">'Rate limit exceeded. Retrying...'</text:span><text:span text:style-name="T15">);</text:span></text:p>
      <text:p text:style-name="P4">                        <text:span text:style-name="T20">await</text:span><text:span text:style-name="T15"> </text:span><text:span text:style-name="T20">new</text:span><text:span text:style-name="T15"> </text:span><text:span text:style-name="T23">Promise</text:span><text:span text:style-name="T15">(res =&gt; setTimeout(res, </text:span><text:span text:style-name="T23">Math</text:span><text:span text:style-name="T15">.pow(</text:span><text:span text:style-name="T22">2</text:span><text:span text:style-name="T15">, i) * </text:span><text:span text:style-name="T22">1000</text:span><text:span text:style-name="T15">));</text:span></text:p>
      <text:p text:style-name="P4">                        <text:span text:style-name="T20">continue</text:span><text:span text:style-name="T15">;</text:span></text:p>
      <text:p text:style-name="P4">                    <text:span text:style-name="T15">}</text:span></text:p>
      <text:p text:style-name="P4">                    <text:span text:style-name="T20">if</text:span><text:span text:style-name="T15"> (!response.ok) {</text:span></text:p>
      <text:p text:style-name="P4">                        <text:span text:style-name="T20">throw</text:span><text:span text:style-name="T15"> </text:span><text:span text:style-name="T20">new</text:span><text:span text:style-name="T15"> </text:span><text:span text:style-name="T23">Error</text:span><text:span text:style-name="T15">(</text:span><text:span text:style-name="T17">`API call failed with status: </text:span><text:span text:style-name="T15">${response.status}</text:span><text:span text:style-name="T17">`</text:span><text:span text:style-name="T15">);</text:span></text:p>
      <text:p text:style-name="P4">                    <text:span text:style-name="T15">}</text:span></text:p>
      <text:p text:style-name="P4">                    <text:span text:style-name="T20">return</text:span><text:span text:style-name="T15"> response;</text:span></text:p>
      <text:p text:style-name="P4">                <text:span text:style-name="T15">} </text:span><text:span text:style-name="T20">catch</text:span><text:span text:style-name="T15"> (error) {</text:span></text:p>
      <text:p text:style-name="P4">                    <text:span text:style-name="T20">if</text:span><text:span text:style-name="T15"> (i === retries - </text:span><text:span text:style-name="T22">1</text:span><text:span text:style-name="T15">) {</text:span></text:p>
      <text:p text:style-name="P4">                        <text:span text:style-name="T20">throw</text:span><text:span text:style-name="T15"> error;</text:span></text:p>
      <text:p text:style-name="P4">                    <text:span text:style-name="T15">}</text:span></text:p>
      <text:p text:style-name="P4">                    <text:span text:style-name="T20">await</text:span><text:span text:style-name="T15"> </text:span><text:span text:style-name="T20">new</text:span><text:span text:style-name="T15"> </text:span><text:span text:style-name="T23">Promise</text:span><text:span text:style-name="T15">(res =&gt; setTimeout(res, </text:span><text:span text:style-name="T23">Math</text:span><text:span text:style-name="T15">.pow(</text:span><text:span text:style-name="T22">2</text:span><text:span text:style-name="T15">, i) * </text:span><text:span text:style-name="T22">1000</text:span><text:span text:style-name="T15">));</text:span></text:p>
      <text:p text:style-name="P4">                <text:span text:style-name="T15">}</text:span></text:p>
      <text:p text:style-name="P4">            <text:span text:style-name="T15">}</text:span></text:p>
      <text:p text:style-name="P4">        <text:span text:style-name="T15">}</text:span></text:p>
      <text:p text:style-name="P4">        </text:p>
      <text:p text:style-name="P4">        <text:span text:style-name="T20">async</text:span><text:span text:style-name="T15"> </text:span><text:span text:style-name="T20">function</text:span><text:span text:style-name="T15"> generateScript() {</text:span></text:p>
      <text:p text:style-name="P4">            <text:span text:style-name="T20">const</text:span><text:span text:style-name="T15"> socialMediaPrompt = document.getElementById(</text:span><text:span text:style-name="T17">'socialMediaPrompt'</text:span><text:span text:style-name="T15">).value;</text:span></text:p>
      <text:p text:style-name="P4">            <text:span text:style-name="T20">const</text:span><text:span text:style-name="T15"> platform = document.getElementById(</text:span><text:span text:style-name="T17">'platformSelect'</text:span><text:span text:style-name="T15">).value;</text:span></text:p>
      <text:p text:style-name="P6"/>
      <text:p text:style-name="P4">            <text:span text:style-name="T20">if</text:span><text:span text:style-name="T15"> (!socialMediaPrompt) {</text:span></text:p>
      <text:p text:style-name="P4">                <text:span text:style-name="T15">showMessage(</text:span><text:span text:style-name="T17">'Please provide a social media video idea first.'</text:span><text:span text:style-name="T15">);</text:span></text:p>
      <text:p text:style-name="P4">                <text:span text:style-name="T20">return</text:span><text:span text:style-name="T15">;</text:span></text:p>
      <text:p text:style-name="P4">            <text:span text:style-name="T15">}</text:span></text:p>
      <text:p text:style-name="P4">            <text:span text:style-name="T20">if</text:span><text:span text:style-name="T15"> (!apiKey) {</text:span></text:p>
      <text:p text:style-name="P4">                <text:span text:style-name="T15">showMessage(</text:span><text:span text:style-name="T17">'API key is not available. Please ensure the runtime environment provides it.'</text:span><text:span text:style-name="T15">, </text:span><text:span text:style-name="T20">false</text:span><text:span text:style-name="T15">);</text:span></text:p>
      <text:p text:style-name="P4">                <text:span text:style-name="T20">return</text:span><text:span text:style-name="T15">;</text:span></text:p>
      <text:p text:style-name="P4">            <text:span text:style-name="T15">}</text:span></text:p>
      <text:p text:style-name="P4">            </text:p>
      <text:p text:style-name="P4">            <text:span text:style-name="T15">showMessage(</text:span><text:span text:style-name="T17">'Generating video script...'</text:span><text:span text:style-name="T15">, </text:span><text:span text:style-name="T20">true</text:span><text:span text:style-name="T15">);</text:span></text:p>
      <text:p text:style-name="P4">            </text:p>
      <text:p text:style-name="P4">            <text:span text:style-name="T20">const</text:span><text:span text:style-name="T15"> prompt = </text:span><text:span text:style-name="T17">`Create a video script for a short-form video on </text:span><text:span text:style-name="T15">${platform}</text:span><text:span text:style-name="T17">. The video idea is: "</text:span><text:span text:style-name="T15">${socialMediaPrompt}</text:span><text:span text:style-name="T17">". Include dialogue, on-screen text, and a concise shot list. The script should be engaging and concise.`</text:span><text:span text:style-name="T15">;</text:span></text:p>
      <text:p text:style-name="P6"/>
      <text:p text:style-name="P4">            <text:span text:style-name="T20">try</text:span><text:span text:style-name="T15"> {</text:span></text:p>
      <text:p text:style-name="P4">                <text:span text:style-name="T20">const</text:span><text:span text:style-name="T15"> payload = {</text:span></text:p>
      <text:p text:style-name="P4">                    <text:span text:style-name="T15">contents: [{ parts: [{ text: prompt }] }]</text:span></text:p>
      <text:p text:style-name="P4">                <text:span text:style-name="T15">};</text:span></text:p>
      <text:p text:style-name="P4">                <text:span text:style-name="T20">const</text:span><text:span text:style-name="T15"> apiUrl = </text:span><text:span text:style-name="T17">`https://generativelanguage.googleapis.com/v1beta/models/gemini-2.5-flash-preview-05-</text:span><text:soft-page-break/><text:span text:style-name="T17">20:generateContent?key=</text:span><text:span text:style-name="T15">${apiKey}</text:span><text:span text:style-name="T17">`</text:span><text:span text:style-name="T15">;</text:span></text:p>
      <text:p text:style-name="P4">                <text:span text:style-name="T20">const</text:span><text:span text:style-name="T15"> response = </text:span><text:span text:style-name="T20">await</text:span><text:span text:style-name="T15"> fetchWithRetry(apiUrl, {</text:span></text:p>
      <text:p text:style-name="P4">                    <text:span text:style-name="T15">method: </text:span><text:span text:style-name="T17">'POST'</text:span><text:span text:style-name="T15">,</text:span></text:p>
      <text:p text:style-name="P4">                    <text:span text:style-name="T15">headers: { </text:span><text:span text:style-name="T17">'Content-Type'</text:span><text:span text:style-name="T15">: </text:span><text:span text:style-name="T17">'application/json'</text:span><text:span text:style-name="T15"> },</text:span></text:p>
      <text:p text:style-name="P4">                    <text:span text:style-name="T15">body: </text:span><text:span text:style-name="T23">JSON</text:span><text:span text:style-name="T15">.stringify(payload)</text:span></text:p>
      <text:p text:style-name="P4">                <text:span text:style-name="T15">});</text:span></text:p>
      <text:p text:style-name="P4">                <text:span text:style-name="T20">const</text:span><text:span text:style-name="T15"> result = </text:span><text:span text:style-name="T20">await</text:span><text:span text:style-name="T15"> response.json();</text:span></text:p>
      <text:p text:style-name="P4">                </text:p>
      <text:p text:style-name="P4">                <text:span text:style-name="T20">const</text:span><text:span text:style-name="T15"> scriptText = result.candidates?.[</text:span><text:span text:style-name="T22">0</text:span><text:span text:style-name="T15">]?.content?.parts?.[</text:span><text:span text:style-name="T22">0</text:span><text:span text:style-name="T15">]?.text;</text:span></text:p>
      <text:p text:style-name="P4">                <text:span text:style-name="T20">if</text:span><text:span text:style-name="T15"> (scriptText) {</text:span></text:p>
      <text:p text:style-name="P4">                    <text:span text:style-name="T15">document.getElementById(</text:span><text:span text:style-name="T17">'videoScript'</text:span><text:span text:style-name="T15">).value = scriptText;</text:span></text:p>
      <text:p text:style-name="P4">                    <text:span text:style-name="T15">showMessage(</text:span><text:span text:style-name="T17">'Script generated successfully!'</text:span><text:span text:style-name="T15">, </text:span><text:span text:style-name="T20">false</text:span><text:span text:style-name="T15">);</text:span></text:p>
      <text:p text:style-name="P4">                <text:span text:style-name="T15">} </text:span><text:span text:style-name="T20">else</text:span><text:span text:style-name="T15"> {</text:span></text:p>
      <text:p text:style-name="P4">                    <text:span text:style-name="T20">throw</text:span><text:span text:style-name="T15"> </text:span><text:span text:style-name="T20">new</text:span><text:span text:style-name="T15"> </text:span><text:span text:style-name="T23">Error</text:span><text:span text:style-name="T15">(</text:span><text:span text:style-name="T17">'Could not parse API response.'</text:span><text:span text:style-name="T15">);</text:span></text:p>
      <text:p text:style-name="P4">                <text:span text:style-name="T15">}</text:span></text:p>
      <text:p text:style-name="P4">            <text:span text:style-name="T15">} </text:span><text:span text:style-name="T20">catch</text:span><text:span text:style-name="T15"> (error) {</text:span></text:p>
      <text:p text:style-name="P4">                <text:span text:style-name="T15">console.error(</text:span><text:span text:style-name="T17">"Error generating script:"</text:span><text:span text:style-name="T15">, error);</text:span></text:p>
      <text:p text:style-name="P4">                <text:span text:style-name="T15">showMessage(</text:span><text:span text:style-name="T17">'An error occurred while generating the script. Please try again.'</text:span><text:span text:style-name="T15">, </text:span><text:span text:style-name="T20">false</text:span><text:span text:style-name="T15">);</text:span></text:p>
      <text:p text:style-name="P4">            <text:span text:style-name="T15">}</text:span></text:p>
      <text:p text:style-name="P4">        <text:span text:style-name="T15">}</text:span></text:p>
      <text:p text:style-name="P6"/>
      <text:p text:style-name="P4">        <text:span text:style-name="T20">async</text:span><text:span text:style-name="T15"> </text:span><text:span text:style-name="T20">function</text:span><text:span text:style-name="T15"> generateScenesFromIdea() {</text:span></text:p>
      <text:p text:style-name="P4">            <text:span text:style-name="T20">const</text:span><text:span text:style-name="T15"> socialMediaPrompt = document.getElementById(</text:span><text:span text:style-name="T17">'socialMediaPrompt'</text:span><text:span text:style-name="T15">).value;</text:span></text:p>
      <text:p text:style-name="P4">            <text:span text:style-name="T20">const</text:span><text:span text:style-name="T15"> videoScript = document.getElementById(</text:span><text:span text:style-name="T17">'videoScript'</text:span><text:span text:style-name="T15">).value;</text:span></text:p>
      <text:p text:style-name="P4">            <text:span text:style-name="T20">const</text:span><text:span text:style-name="T15"> platform = document.getElementById(</text:span><text:span text:style-name="T17">'platformSelect'</text:span><text:span text:style-name="T15">).value;</text:span></text:p>
      <text:p text:style-name="P4">            <text:span text:style-name="T20">let</text:span><text:span text:style-name="T15"> combinedPrompt;</text:span></text:p>
      <text:p text:style-name="P6"/>
      <text:p text:style-name="P4">            <text:span text:style-name="T20">if</text:span><text:span text:style-name="T15"> (!socialMediaPrompt &amp;&amp; !videoScript) {</text:span></text:p>
      <text:p text:style-name="P4">                <text:span text:style-name="T15">showMessage(</text:span><text:span text:style-name="T17">'Please provide a social media video idea or paste a script.'</text:span><text:span text:style-name="T15">);</text:span></text:p>
      <text:p text:style-name="P4">                <text:span text:style-name="T20">return</text:span><text:span text:style-name="T15">;</text:span></text:p>
      <text:p text:style-name="P4">            <text:span text:style-name="T15">}</text:span></text:p>
      <text:p text:style-name="P4">            </text:p>
      <text:p text:style-name="P4">            <text:span text:style-name="T20">if</text:span><text:span text:style-name="T15"> (!apiKey) {</text:span></text:p>
      <text:p text:style-name="P4">                <text:span text:style-name="T15">showMessage(</text:span><text:span text:style-name="T17">'API key is not available. Please ensure the runtime environment provides it.'</text:span><text:span text:style-name="T15">, </text:span><text:span text:style-name="T20">false</text:span><text:span text:style-name="T15">);</text:span></text:p>
      <text:p text:style-name="P4">                <text:span text:style-name="T20">return</text:span><text:span text:style-name="T15">;</text:span></text:p>
      <text:p text:style-name="P4">            <text:span text:style-name="T15">}</text:span></text:p>
      <text:p text:style-name="P4">            </text:p>
      <text:p text:style-name="P4">            <text:span text:style-name="T15">showMessage(</text:span><text:span text:style-name="T17">'Analyzing video idea and generating scene breakdown...'</text:span><text:span text:style-name="T15">, </text:span><text:span text:style-name="T20">true</text:span><text:span text:style-name="T15">);</text:span></text:p>
      <text:p text:style-name="P4">            </text:p>
      <text:p text:style-name="P4">            <text:span text:style-name="T20">if</text:span><text:span text:style-name="T15"> (videoScript) {</text:span></text:p>
      <text:p text:style-name="P4">                <text:span text:style-name="T15">combinedPrompt = </text:span><text:span text:style-name="T17">`Based on the following script for a </text:span><text:span text:style-name="T15">${platform}</text:span><text:span text:style-name="T17"> video, generate a short, punchy scene breakdown. For each scene, provide a concise title that can serve as an image prompt and a suggested number of images (1-3) to use. Respond in JSON format.</text:span></text:p>
      <text:p text:style-name="P5">                </text:p>
      <text:p text:style-name="P4"><text:soft-page-break/><text:span text:style-name="T16">                </text:span><text:span text:style-name="T17">Script: "</text:span><text:span text:style-name="T15">${videoScript}</text:span><text:span text:style-name="T17">"</text:span></text:p>
      <text:p text:style-name="P5">                </text:p>
      <text:p text:style-name="P5">                <text:span text:style-name="T15">JSON Response:</text:span></text:p>
      <text:p text:style-name="P4"><text:span text:style-name="T16">                </text:span><text:span text:style-name="T17">[{"scene": "...", "images": ... }, {"scene": "...", "images": ... }, ...]`</text:span><text:span text:style-name="T15">;</text:span></text:p>
      <text:p text:style-name="P4">            <text:span text:style-name="T15">} </text:span><text:span text:style-name="T20">else</text:span><text:span text:style-name="T15"> {</text:span></text:p>
      <text:p text:style-name="P4">                <text:span text:style-name="T15">combinedPrompt = </text:span><text:span text:style-name="T17">`Based on the following social media video idea, generate a short, punchy scene breakdown suitable for a platform like </text:span><text:span text:style-name="T15">${platform}</text:span><text:span text:style-name="T17">. For each scene, provide a concise title that can serve as an image prompt and a suggested number of images (1-3). Respond in JSON format.</text:span></text:p>
      <text:p text:style-name="P5">                </text:p>
      <text:p text:style-name="P4"><text:span text:style-name="T16">                </text:span><text:span text:style-name="T17">Social Media Video Idea: "</text:span><text:span text:style-name="T15">${socialMediaPrompt}</text:span><text:span text:style-name="T17">"</text:span></text:p>
      <text:p text:style-name="P5">                </text:p>
      <text:p text:style-name="P5">                <text:span text:style-name="T15">JSON Response:</text:span></text:p>
      <text:p text:style-name="P4"><text:span text:style-name="T16">                </text:span><text:span text:style-name="T17">[{"scene": "...", "images": ... }, {"scene": "...", "images": ... }, ...]`</text:span><text:span text:style-name="T15">;</text:span></text:p>
      <text:p text:style-name="P4">            <text:span text:style-name="T15">}</text:span></text:p>
      <text:p text:style-name="P4">            </text:p>
      <text:p text:style-name="P4">            <text:span text:style-name="T20">try</text:span><text:span text:style-name="T15"> {</text:span></text:p>
      <text:p text:style-name="P4">                <text:span text:style-name="T20">const</text:span><text:span text:style-name="T15"> payload = {</text:span></text:p>
      <text:p text:style-name="P4">                    <text:span text:style-name="T15">contents: [{ parts: [{ text: combinedPrompt }] }],</text:span></text:p>
      <text:p text:style-name="P4">                    <text:span text:style-name="T15">generationConfig: {</text:span></text:p>
      <text:p text:style-name="P4">                        <text:span text:style-name="T15">responseMimeType: </text:span><text:span text:style-name="T17">"application/json"</text:span><text:span text:style-name="T15">,</text:span></text:p>
      <text:p text:style-name="P4">                        <text:span text:style-name="T15">responseSchema: {</text:span></text:p>
      <text:p text:style-name="P4">                            <text:span text:style-name="T15">type: </text:span><text:span text:style-name="T17">"ARRAY"</text:span><text:span text:style-name="T15">,</text:span></text:p>
      <text:p text:style-name="P4">                            <text:span text:style-name="T15">items: {</text:span></text:p>
      <text:p text:style-name="P4">                                <text:span text:style-name="T15">type: </text:span><text:span text:style-name="T17">"OBJECT"</text:span><text:span text:style-name="T15">,</text:span></text:p>
      <text:p text:style-name="P4">                                <text:span text:style-name="T15">properties: {</text:span></text:p>
      <text:p text:style-name="P4">                                    <text:span text:style-name="T17">"scene"</text:span><text:span text:style-name="T15">: { </text:span><text:span text:style-name="T17">"type"</text:span><text:span text:style-name="T15">: </text:span><text:span text:style-name="T17">"STRING"</text:span><text:span text:style-name="T15"> },</text:span></text:p>
      <text:p text:style-name="P4">                                    <text:span text:style-name="T17">"images"</text:span><text:span text:style-name="T15">: { </text:span><text:span text:style-name="T17">"type"</text:span><text:span text:style-name="T15">: </text:span><text:span text:style-name="T17">"NUMBER"</text:span><text:span text:style-name="T15"> }</text:span></text:p>
      <text:p text:style-name="P4">                                <text:span text:style-name="T15">}</text:span></text:p>
      <text:p text:style-name="P4">                            <text:span text:style-name="T15">}</text:span></text:p>
      <text:p text:style-name="P4">                        <text:span text:style-name="T15">}</text:span></text:p>
      <text:p text:style-name="P4">                    <text:span text:style-name="T15">}</text:span></text:p>
      <text:p text:style-name="P4">                <text:span text:style-name="T15">};</text:span></text:p>
      <text:p text:style-name="P4">                <text:span text:style-name="T20">const</text:span><text:span text:style-name="T15"> apiUrl = </text:span><text:span text:style-name="T17">`https://generativelanguage.googleapis.com/v1beta/models/gemini-2.5-flash-preview-05-20:generateContent?key=</text:span><text:span text:style-name="T15">${apiKey}</text:span><text:span text:style-name="T17">`</text:span><text:span text:style-name="T15">;</text:span></text:p>
      <text:p text:style-name="P4">                <text:span text:style-name="T20">const</text:span><text:span text:style-name="T15"> response = </text:span><text:span text:style-name="T20">await</text:span><text:span text:style-name="T15"> fetchWithRetry(apiUrl, {</text:span></text:p>
      <text:p text:style-name="P4">                    <text:span text:style-name="T15">method: </text:span><text:span text:style-name="T17">'POST'</text:span><text:span text:style-name="T15">,</text:span></text:p>
      <text:p text:style-name="P4">                    <text:span text:style-name="T15">headers: { </text:span><text:span text:style-name="T17">'Content-Type'</text:span><text:span text:style-name="T15">: </text:span><text:span text:style-name="T17">'application/json'</text:span><text:span text:style-name="T15"> },</text:span></text:p>
      <text:p text:style-name="P4">                    <text:span text:style-name="T15">body: </text:span><text:span text:style-name="T23">JSON</text:span><text:span text:style-name="T15">.stringify(payload)</text:span></text:p>
      <text:p text:style-name="P4">                <text:span text:style-name="T15">});</text:span></text:p>
      <text:p text:style-name="P4">                <text:span text:style-name="T20">const</text:span><text:span text:style-name="T15"> result = </text:span><text:span text:style-name="T20">await</text:span><text:span text:style-name="T15"> response.json();</text:span></text:p>
      <text:p text:style-name="P4">                </text:p>
      <text:p text:style-name="P4">                <text:span text:style-name="T20">const</text:span><text:span text:style-name="T15"> jsonText = result.candidates?.[</text:span><text:span text:style-name="T22">0</text:span><text:span text:style-name="T15">]?.content?.parts?.[</text:span><text:span text:style-name="T22">0</text:span><text:span text:style-name="T15">]?.text;</text:span></text:p>
      <text:p text:style-name="P4">                <text:span text:style-name="T20">if</text:span><text:span text:style-name="T15"> (!jsonText) {</text:span></text:p>
      <text:p text:style-name="P4">                    <text:span text:style-name="T20">throw</text:span><text:span text:style-name="T15"> </text:span><text:span text:style-name="T20">new</text:span><text:span text:style-name="T15"> </text:span><text:span text:style-name="T23">Error</text:span><text:span text:style-name="T15">(</text:span><text:span text:style-name="T17">'Could not parse API response.'</text:span><text:span text:style-name="T15">);</text:span></text:p>
      <text:p text:style-name="P4">                <text:span text:style-name="T15">}</text:span></text:p>
      <text:p text:style-name="P4"><text:soft-page-break/>                <text:span text:style-name="T20">const</text:span><text:span text:style-name="T15"> scenes = </text:span><text:span text:style-name="T23">JSON</text:span><text:span text:style-name="T15">.parse(jsonText);</text:span></text:p>
      <text:p text:style-name="P4">                </text:p>
      <text:p text:style-name="P4">                <text:span text:style-name="T20">const</text:span><text:span text:style-name="T15"> scenesContainer = document.getElementById(</text:span><text:span text:style-name="T17">'scenesContainer'</text:span><text:span text:style-name="T15">);</text:span></text:p>
      <text:p text:style-name="P4">                <text:span text:style-name="T15">scenesContainer.innerHTML = </text:span><text:span text:style-name="T17">''</text:span><text:span text:style-name="T15">;</text:span></text:p>
      <text:p text:style-name="P4">                <text:span text:style-name="T15">sceneCounter = </text:span><text:span text:style-name="T22">0</text:span><text:span text:style-name="T15">;</text:span></text:p>
      <text:p text:style-name="P6"/>
      <text:p text:style-name="P4">                <text:span text:style-name="T15">scenes.forEach(scene =&gt; addScene(scene.scene, scene.images));</text:span></text:p>
      <text:p text:style-name="P4">                <text:span text:style-name="T15">document.getElementById(</text:span><text:span text:style-name="T17">'addSceneButtonContainer'</text:span><text:span text:style-name="T15">).classList.remove(</text:span><text:span text:style-name="T17">'hidden'</text:span><text:span text:style-name="T15">);</text:span></text:p>
      <text:p text:style-name="P4">                <text:span text:style-name="T15">showMessage(</text:span><text:span text:style-name="T17">'Scenes generated successfully!'</text:span><text:span text:style-name="T15">, </text:span><text:span text:style-name="T20">false</text:span><text:span text:style-name="T15">);</text:span></text:p>
      <text:p text:style-name="P4">            <text:span text:style-name="T15">} </text:span><text:span text:style-name="T20">catch</text:span><text:span text:style-name="T15"> (error) {</text:span></text:p>
      <text:p text:style-name="P4">                <text:span text:style-name="T15">console.error(</text:span><text:span text:style-name="T17">"Error generating social media prompts:"</text:span><text:span text:style-name="T15">, error);</text:span></text:p>
      <text:p text:style-name="P4">                <text:span text:style-name="T15">showMessage(</text:span><text:span text:style-name="T17">'An error occurred while generating social media prompts. Please try again.'</text:span><text:span text:style-name="T15">, </text:span><text:span text:style-name="T20">false</text:span><text:span text:style-name="T15">);</text:span></text:p>
      <text:p text:style-name="P4">            <text:span text:style-name="T15">}</text:span></text:p>
      <text:p text:style-name="P4">        <text:span text:style-name="T15">}</text:span></text:p>
      <text:p text:style-name="P6"/>
      <text:p text:style-name="P4">        <text:span text:style-name="T20">function</text:span><text:span text:style-name="T15"> getScenes() {</text:span></text:p>
      <text:p text:style-name="P4">            <text:span text:style-name="T20">const</text:span><text:span text:style-name="T15"> scenes = [];</text:span></text:p>
      <text:p text:style-name="P4">            <text:span text:style-name="T15">document.querySelectorAll(</text:span><text:span text:style-name="T17">'.scene-item'</text:span><text:span text:style-name="T15">).forEach(sceneDiv =&gt; {</text:span></text:p>
      <text:p text:style-name="P4">                <text:span text:style-name="T20">const</text:span><text:span text:style-name="T15"> titleInput = sceneDiv.querySelector(</text:span><text:span text:style-name="T17">'input[id^="sceneTitle"]'</text:span><text:span text:style-name="T15">);</text:span></text:p>
      <text:p text:style-name="P4">                <text:span text:style-name="T20">const</text:span><text:span text:style-name="T15"> imagesInput = sceneDiv.querySelector(</text:span><text:span text:style-name="T17">'input[id^="numImages"]'</text:span><text:span text:style-name="T15">);</text:span></text:p>
      <text:p text:style-name="P4">                <text:span text:style-name="T15">scenes.push({</text:span></text:p>
      <text:p text:style-name="P4">                    <text:span text:style-name="T15">title: titleInput.value,</text:span></text:p>
      <text:p text:style-name="P4">                    <text:span text:style-name="T15">numImages: parseInt(imagesInput.value, </text:span><text:span text:style-name="T22">10</text:span><text:span text:style-name="T15">) || </text:span><text:span text:style-name="T22">1</text:span></text:p>
      <text:p text:style-name="P4">                <text:span text:style-name="T15">});</text:span></text:p>
      <text:p text:style-name="P4">            <text:span text:style-name="T15">});</text:span></text:p>
      <text:p text:style-name="P4">            <text:span text:style-name="T20">return</text:span><text:span text:style-name="T15"> scenes;</text:span></text:p>
      <text:p text:style-name="P4">        <text:span text:style-name="T15">}</text:span></text:p>
      <text:p text:style-name="P6"/>
      <text:p text:style-name="P4">        <text:span text:style-name="T20">function</text:span><text:span text:style-name="T15"> generateTimeline() {</text:span></text:p>
      <text:p text:style-name="P4">            <text:span text:style-name="T20">const</text:span><text:span text:style-name="T15"> duration = parseFloat(document.getElementById(</text:span><text:span text:style-name="T17">'videoDuration'</text:span><text:span text:style-name="T15">).value);</text:span></text:p>
      <text:p text:style-name="P4">            <text:span text:style-name="T20">if</text:span><text:span text:style-name="T15"> (isNaN(duration) || duration &lt;= </text:span><text:span text:style-name="T22">0</text:span><text:span text:style-name="T15">) {</text:span></text:p>
      <text:p text:style-name="P4">                <text:span text:style-name="T15">showMessage(</text:span><text:span text:style-name="T17">'Please enter a valid video duration.'</text:span><text:span text:style-name="T15">);</text:span></text:p>
      <text:p text:style-name="P4">                <text:span text:style-name="T20">return</text:span><text:span text:style-name="T15">;</text:span></text:p>
      <text:p text:style-name="P4">            <text:span text:style-name="T15">}</text:span></text:p>
      <text:p text:style-name="P4">            <text:span text:style-name="T20">const</text:span><text:span text:style-name="T15"> scenes = getScenes();</text:span></text:p>
      <text:p text:style-name="P4">            <text:span text:style-name="T20">if</text:span><text:span text:style-name="T15"> (scenes.length === </text:span><text:span text:style-name="T22">0</text:span><text:span text:style-name="T15">) {</text:span></text:p>
      <text:p text:style-name="P4">                <text:span text:style-name="T15">showMessage(</text:span><text:span text:style-name="T17">'Please add at least one scene first.'</text:span><text:span text:style-name="T15">);</text:span></text:p>
      <text:p text:style-name="P4">                <text:span text:style-name="T20">return</text:span><text:span text:style-name="T15">;</text:span></text:p>
      <text:p text:style-name="P4">            <text:span text:style-name="T15">}</text:span></text:p>
      <text:p text:style-name="P6"/>
      <text:p text:style-name="P4">            <text:span text:style-name="T20">let</text:span><text:span text:style-name="T15"> totalImages = scenes.reduce((sum, scene) =&gt; sum + scene.numImages, </text:span><text:span text:style-name="T22">0</text:span><text:span text:style-name="T15">);</text:span></text:p>
      <text:p text:style-name="P4">            <text:span text:style-name="T20">if</text:span><text:span text:style-name="T15"> (totalImages === </text:span><text:span text:style-name="T22">0</text:span><text:span text:style-name="T15">) {</text:span></text:p>
      <text:p text:style-name="P4">                <text:span text:style-name="T15">showMessage(</text:span><text:span text:style-name="T17">'Please specify at least one image for your scenes.'</text:span><text:span text:style-name="T15">);</text:span></text:p>
      <text:p text:style-name="P4">                <text:span text:style-name="T20">return</text:span><text:span text:style-name="T15">;</text:span></text:p>
      <text:p text:style-name="P4">            <text:span text:style-name="T15">}</text:span></text:p>
      <text:p text:style-name="P6"/>
      <text:p text:style-name="P4"><text:soft-page-break/>            <text:span text:style-name="T20">const</text:span><text:span text:style-name="T15"> timePerImage = duration / totalImages;</text:span></text:p>
      <text:p text:style-name="P4">            <text:span text:style-name="T20">let</text:span><text:span text:style-name="T15"> currentTime = </text:span><text:span text:style-name="T22">0</text:span><text:span text:style-name="T15">;</text:span></text:p>
      <text:p text:style-name="P6"/>
      <text:p text:style-name="P4">            <text:span text:style-name="T20">const</text:span><text:span text:style-name="T15"> timelineContent = document.getElementById(</text:span><text:span text:style-name="T17">'timelineContent'</text:span><text:span text:style-name="T15">);</text:span></text:p>
      <text:p text:style-name="P4">            <text:span text:style-name="T15">timelineContent.innerHTML = </text:span><text:span text:style-name="T17">''</text:span><text:span text:style-name="T15">;</text:span></text:p>
      <text:p text:style-name="P6"/>
      <text:p text:style-name="P4">            <text:span text:style-name="T15">scenes.forEach((scene, index) =&gt; {</text:span></text:p>
      <text:p text:style-name="P4">                <text:span text:style-name="T20">const</text:span><text:span text:style-name="T15"> sceneDuration = scene.numImages * timePerImage;</text:span></text:p>
      <text:p text:style-name="P4">                <text:span text:style-name="T20">const</text:span><text:span text:style-name="T15"> endTime = currentTime + sceneDuration;</text:span></text:p>
      <text:p text:style-name="P6"/>
      <text:p text:style-name="P4">                <text:span text:style-name="T20">const</text:span><text:span text:style-name="T15"> timelineItem = document.createElement(</text:span><text:span text:style-name="T17">'div'</text:span><text:span text:style-name="T15">);</text:span></text:p>
      <text:p text:style-name="P4">                <text:span text:style-name="T15">timelineItem.className = </text:span><text:span text:style-name="T17">'p-4 bg-gray-800 rounded-lg shadow-lg'</text:span><text:span text:style-name="T15">;</text:span></text:p>
      <text:p text:style-name="P4">                <text:span text:style-name="T15">timelineItem.innerHTML = </text:span><text:span text:style-name="T17">`</text:span></text:p>
      <text:p text:style-name="P4"><text:span text:style-name="T16">                    </text:span><text:span text:style-name="T17">&lt;h3 class="font-bold text-lg text-teal-300"&gt;Scene </text:span><text:span text:style-name="T15">${index + </text:span><text:span text:style-name="T22">1</text:span><text:span text:style-name="T15">}</text:span><text:span text:style-name="T17">: </text:span><text:span text:style-name="T15">${scene.title}</text:span><text:span text:style-name="T17">&lt;/h3&gt;</text:span></text:p>
      <text:p text:style-name="P4"><text:span text:style-name="T16">                    </text:span><text:span text:style-name="T17">&lt;p class="text-sm text-gray-400 mt-1"&gt;Duration: </text:span><text:span text:style-name="T15">${sceneDuration.toFixed(</text:span><text:span text:style-name="T22">2</text:span><text:span text:style-name="T15">)}</text:span><text:span text:style-name="T17">s&lt;/p&gt;</text:span></text:p>
      <text:p text:style-name="P4"><text:span text:style-name="T16">                    </text:span><text:span text:style-name="T17">&lt;p class="text-sm text-gray-400"&gt;Timeline: </text:span><text:span text:style-name="T15">${currentTime.toFixed(</text:span><text:span text:style-name="T22">2</text:span><text:span text:style-name="T15">)}</text:span><text:span text:style-name="T17">s - </text:span><text:span text:style-name="T15">${endTime.toFixed(</text:span><text:span text:style-name="T22">2</text:span><text:span text:style-name="T15">)}</text:span><text:span text:style-name="T17">s&lt;/p&gt;</text:span></text:p>
      <text:p text:style-name="P4"><text:span text:style-name="T16">                    </text:span><text:span text:style-name="T17">&lt;p class="text-sm text-gray-400"&gt;Images: </text:span><text:span text:style-name="T15">${scene.numImages}</text:span><text:span text:style-name="T17">&lt;/p&gt;</text:span></text:p>
      <text:p text:style-name="P4"><text:span text:style-name="T16">                </text:span><text:span text:style-name="T17">`</text:span><text:span text:style-name="T15">;</text:span></text:p>
      <text:p text:style-name="P4">                <text:span text:style-name="T15">timelineContent.appendChild(timelineItem);</text:span></text:p>
      <text:p text:style-name="P4">                <text:span text:style-name="T15">currentTime = endTime;</text:span></text:p>
      <text:p text:style-name="P4">            <text:span text:style-name="T15">});</text:span></text:p>
      <text:p text:style-name="P6"/>
      <text:p text:style-name="P4">            <text:span text:style-name="T15">document.getElementById(</text:span><text:span text:style-name="T17">'timelineOutput'</text:span><text:span text:style-name="T15">).classList.remove(</text:span><text:span text:style-name="T17">'hidden'</text:span><text:span text:style-name="T15">);</text:span></text:p>
      <text:p text:style-name="P4">            <text:span text:style-name="T15">showMessage(</text:span><text:span text:style-name="T17">'Timeline generated successfully!'</text:span><text:span text:style-name="T15">);</text:span></text:p>
      <text:p text:style-name="P4">        <text:span text:style-name="T15">}</text:span></text:p>
      <text:p text:style-name="P6"/>
      <text:p text:style-name="P4">        <text:span text:style-name="T20">function</text:span><text:span text:style-name="T15"> copyTimeline() {</text:span></text:p>
      <text:p text:style-name="P4">            <text:span text:style-name="T20">const</text:span><text:span text:style-name="T15"> timelineContent = document.getElementById(</text:span><text:span text:style-name="T17">'timelineContent'</text:span><text:span text:style-name="T15">);</text:span></text:p>
      <text:p text:style-name="P4">            <text:span text:style-name="T20">const</text:span><text:span text:style-name="T15"> textToCopy = timelineContent.innerText;</text:span></text:p>
      <text:p text:style-name="P4">            <text:span text:style-name="T20">if</text:span><text:span text:style-name="T15"> (textToCopy) {</text:span></text:p>
      <text:p text:style-name="P4">                <text:span text:style-name="T20">const</text:span><text:span text:style-name="T15"> tempTextArea = document.createElement(</text:span><text:span text:style-name="T17">'textarea'</text:span><text:span text:style-name="T15">);</text:span></text:p>
      <text:p text:style-name="P4">                <text:span text:style-name="T15">tempTextArea.value = textToCopy;</text:span></text:p>
      <text:p text:style-name="P4">                <text:span text:style-name="T15">document.body.appendChild(tempTextArea);</text:span></text:p>
      <text:p text:style-name="P4">                <text:span text:style-name="T15">tempTextArea.select();</text:span></text:p>
      <text:p text:style-name="P4">                <text:span text:style-name="T15">document.execCommand(</text:span><text:span text:style-name="T17">'copy'</text:span><text:span text:style-name="T15">);</text:span></text:p>
      <text:p text:style-name="P4">                <text:span text:style-name="T15">document.body.removeChild(tempTextArea);</text:span></text:p>
      <text:p text:style-name="P4">                <text:span text:style-name="T15">showMessage(</text:span><text:span text:style-name="T17">'Timeline copied to clipboard!'</text:span><text:span text:style-name="T15">);</text:span></text:p>
      <text:p text:style-name="P4">            <text:span text:style-name="T15">} </text:span><text:span text:style-name="T20">else</text:span><text:span text:style-name="T15"> {</text:span></text:p>
      <text:p text:style-name="P4">                <text:span text:style-name="T15">showMessage(</text:span><text:span text:style-name="T17">'No timeline to copy.'</text:span><text:span text:style-name="T15">);</text:span></text:p>
      <text:p text:style-name="P4">            <text:span text:style-name="T15">}</text:span></text:p>
      <text:p text:style-name="P4">        <text:span text:style-name="T15">}</text:span></text:p>
      <text:p text:style-name="P6"/>
      <text:p text:style-name="P4">        <text:span text:style-name="T20">async</text:span><text:span text:style-name="T15"> </text:span><text:span text:style-name="T20">function</text:span><text:span text:style-name="T15"> generateImages() {</text:span></text:p>
      <text:p text:style-name="P4">            <text:span text:style-name="T20">const</text:span><text:span text:style-name="T15"> scenes = getScenes();</text:span></text:p>
      <text:p text:style-name="P4"><text:soft-page-break/>            <text:span text:style-name="T20">if</text:span><text:span text:style-name="T15"> (scenes.length === </text:span><text:span text:style-name="T22">0</text:span><text:span text:style-name="T15">) {</text:span></text:p>
      <text:p text:style-name="P4">                <text:span text:style-name="T15">showMessage(</text:span><text:span text:style-name="T17">'Please add at least one scene first.'</text:span><text:span text:style-name="T15">);</text:span></text:p>
      <text:p text:style-name="P4">                <text:span text:style-name="T20">return</text:span><text:span text:style-name="T15">;</text:span></text:p>
      <text:p text:style-name="P4">            <text:span text:style-name="T15">}</text:span></text:p>
      <text:p text:style-name="P4">            <text:span text:style-name="T20">if</text:span><text:span text:style-name="T15"> (!apiKey) {</text:span></text:p>
      <text:p text:style-name="P4">                <text:span text:style-name="T15">showMessage(</text:span><text:span text:style-name="T17">'API key is not available. Please ensure the runtime environment provides it.'</text:span><text:span text:style-name="T15">);</text:span></text:p>
      <text:p text:style-name="P4">                <text:span text:style-name="T20">return</text:span><text:span text:style-name="T15">;</text:span></text:p>
      <text:p text:style-name="P4">            <text:span text:style-name="T15">}</text:span></text:p>
      <text:p text:style-name="P6"/>
      <text:p text:style-name="P4">            <text:span text:style-name="T20">const</text:span><text:span text:style-name="T15"> imagesOutput = document.getElementById(</text:span><text:span text:style-name="T17">'imagesOutput'</text:span><text:span text:style-name="T15">);</text:span></text:p>
      <text:p text:style-name="P4">            <text:span text:style-name="T20">const</text:span><text:span text:style-name="T15"> imagesContent = document.getElementById(</text:span><text:span text:style-name="T17">'imagesContent'</text:span><text:span text:style-name="T15">);</text:span></text:p>
      <text:p text:style-name="P4">            <text:span text:style-name="T15">imagesContent.innerHTML = </text:span><text:span text:style-name="T17">''</text:span><text:span text:style-name="T15">;</text:span></text:p>
      <text:p text:style-name="P4">            <text:span text:style-name="T15">imagesOutput.classList.remove(</text:span><text:span text:style-name="T17">'hidden'</text:span><text:span text:style-name="T15">);</text:span></text:p>
      <text:p text:style-name="P4">            </text:p>
      <text:p text:style-name="P4">            <text:span text:style-name="T20">const</text:span><text:span text:style-name="T15"> allPrompts = scenes.flatMap(scene =&gt; </text:span><text:span text:style-name="T23">Array</text:span><text:span text:style-name="T15">(scene.numImages).fill(scene.title));</text:span></text:p>
      <text:p text:style-name="P6"/>
      <text:p text:style-name="P4">            <text:span text:style-name="T20">for</text:span><text:span text:style-name="T15"> (</text:span><text:span text:style-name="T20">let</text:span><text:span text:style-name="T15"> i = </text:span><text:span text:style-name="T22">0</text:span><text:span text:style-name="T15">; i &lt; allPrompts.length; i++) {</text:span></text:p>
      <text:p text:style-name="P4">                <text:span text:style-name="T20">const</text:span><text:span text:style-name="T15"> prompt = allPrompts[i];</text:span></text:p>
      <text:p text:style-name="P4">                <text:span text:style-name="T15">showMessage(</text:span><text:span text:style-name="T17">`Generating image </text:span><text:span text:style-name="T15">${i + </text:span><text:span text:style-name="T22">1</text:span><text:span text:style-name="T15">}</text:span><text:span text:style-name="T17"> of </text:span><text:span text:style-name="T15">${allPrompts.length}</text:span><text:span text:style-name="T17">...`</text:span><text:span text:style-name="T15">, </text:span><text:span text:style-name="T20">true</text:span><text:span text:style-name="T15">);</text:span></text:p>
      <text:p text:style-name="P6"/>
      <text:p text:style-name="P4">                <text:span text:style-name="T20">const</text:span><text:span text:style-name="T15"> payload = {</text:span></text:p>
      <text:p text:style-name="P4">                    <text:span text:style-name="T15">instances: { prompt: prompt },</text:span></text:p>
      <text:p text:style-name="P4">                    <text:span text:style-name="T15">parameters: { </text:span><text:span text:style-name="T17">"sampleCount"</text:span><text:span text:style-name="T15">: </text:span><text:span text:style-name="T22">1</text:span><text:span text:style-name="T15"> }</text:span></text:p>
      <text:p text:style-name="P4">                <text:span text:style-name="T15">};</text:span></text:p>
      <text:p text:style-name="P4">                <text:span text:style-name="T20">const</text:span><text:span text:style-name="T15"> apiUrl = </text:span><text:span text:style-name="T17">`https://generativelanguage.googleapis.com/v1beta/models/imagen-3.0-generate-002:predict?key=</text:span><text:span text:style-name="T15">${apiKey}</text:span><text:span text:style-name="T17">`</text:span><text:span text:style-name="T15">;</text:span></text:p>
      <text:p text:style-name="P6"/>
      <text:p text:style-name="P4">                <text:span text:style-name="T20">try</text:span><text:span text:style-name="T15"> {</text:span></text:p>
      <text:p text:style-name="P4">                    <text:span text:style-name="T20">const</text:span><text:span text:style-name="T15"> response = </text:span><text:span text:style-name="T20">await</text:span><text:span text:style-name="T15"> fetchWithRetry(apiUrl, {</text:span></text:p>
      <text:p text:style-name="P4">                        <text:span text:style-name="T15">method: </text:span><text:span text:style-name="T17">'POST'</text:span><text:span text:style-name="T15">,</text:span></text:p>
      <text:p text:style-name="P4">                        <text:span text:style-name="T15">headers: { </text:span><text:span text:style-name="T17">'Content-Type'</text:span><text:span text:style-name="T15">: </text:span><text:span text:style-name="T17">'application/json'</text:span><text:span text:style-name="T15"> },</text:span></text:p>
      <text:p text:style-name="P4">                        <text:span text:style-name="T15">body: </text:span><text:span text:style-name="T23">JSON</text:span><text:span text:style-name="T15">.stringify(payload)</text:span></text:p>
      <text:p text:style-name="P4">                    <text:span text:style-name="T15">});</text:span></text:p>
      <text:p text:style-name="P4">                    <text:span text:style-name="T20">const</text:span><text:span text:style-name="T15"> result = </text:span><text:span text:style-name="T20">await</text:span><text:span text:style-name="T15"> response.json();</text:span></text:p>
      <text:p text:style-name="P4">                    </text:p>
      <text:p text:style-name="P4">                    <text:span text:style-name="T20">if</text:span><text:span text:style-name="T15"> (result.predictions &amp;&amp; result.predictions.length &gt; </text:span><text:span text:style-name="T22">0</text:span><text:span text:style-name="T15"> &amp;&amp; result.predictions[</text:span><text:span text:style-name="T22">0</text:span><text:span text:style-name="T15">].bytesBase64Encoded) {</text:span></text:p>
      <text:p text:style-name="P4">                        <text:span text:style-name="T20">const</text:span><text:span text:style-name="T15"> imageData = result.predictions[</text:span><text:span text:style-name="T22">0</text:span><text:span text:style-name="T15">].bytesBase64Encoded;</text:span></text:p>
      <text:p text:style-name="P4">                        <text:span text:style-name="T20">const</text:span><text:span text:style-name="T15"> img = document.createElement(</text:span><text:span text:style-name="T17">'img'</text:span><text:span text:style-name="T15">);</text:span></text:p>
      <text:p text:style-name="P4">                        <text:span text:style-name="T15">img.className = </text:span><text:span text:style-name="T17">'w-full h-auto rounded-lg shadow-md'</text:span><text:span text:style-name="T15">;</text:span></text:p>
      <text:p text:style-name="P4">                        <text:span text:style-name="T15">img.src = </text:span><text:span text:style-name="T17">`data:image/png;base64,</text:span><text:span text:style-name="T15">${imageData}</text:span><text:span text:style-name="T17">`</text:span><text:span text:style-name="T15">;</text:span></text:p>
      <text:p text:style-name="P4">                        <text:span text:style-name="T15">imagesContent.appendChild(img);</text:span></text:p>
      <text:p text:style-name="P4">                    <text:span text:style-name="T15">} </text:span><text:span text:style-name="T20">else</text:span><text:span text:style-name="T15"> {</text:span></text:p>
      <text:p text:style-name="P4">                        <text:span text:style-name="T15">console.error(</text:span><text:span text:style-name="T17">'Failed to generate image for prompt:'</text:span><text:span text:style-name="T15">, prompt);</text:span></text:p>
      <text:p text:style-name="P4"><text:soft-page-break/>                    <text:span text:style-name="T15">}</text:span></text:p>
      <text:p text:style-name="P4">                <text:span text:style-name="T15">} </text:span><text:span text:style-name="T20">catch</text:span><text:span text:style-name="T15"> (error) {</text:span></text:p>
      <text:p text:style-name="P4">                    <text:span text:style-name="T15">console.error(</text:span><text:span text:style-name="T17">'Error during image generation:'</text:span><text:span text:style-name="T15">, error);</text:span></text:p>
      <text:p text:style-name="P4">                    <text:span text:style-name="T15">showMessage(</text:span><text:span text:style-name="T17">'An error occurred during image generation. Please try again.'</text:span><text:span text:style-name="T15">, </text:span><text:span text:style-name="T20">false</text:span><text:span text:style-name="T15">);</text:span></text:p>
      <text:p text:style-name="P4">                    <text:span text:style-name="T20">return</text:span><text:span text:style-name="T15">;</text:span></text:p>
      <text:p text:style-name="P4">                <text:span text:style-name="T15">}</text:span></text:p>
      <text:p text:style-name="P4">            <text:span text:style-name="T15">}</text:span></text:p>
      <text:p text:style-name="P6"/>
      <text:p text:style-name="P4">            <text:span text:style-name="T15">showMessage(</text:span><text:span text:style-name="T17">'All images generated successfully!'</text:span><text:span text:style-name="T15">, </text:span><text:span text:style-name="T20">false</text:span><text:span text:style-name="T15">);</text:span></text:p>
      <text:p text:style-name="P4">        <text:span text:style-name="T15">}</text:span></text:p>
      <text:p text:style-name="P6"/>
      <text:p text:style-name="P4">        <text:span text:style-name="T20">function</text:span><text:span text:style-name="T15"> generateVideo() {</text:span></text:p>
      <text:p text:style-name="P4">            <text:span text:style-name="T15">showMessage(</text:span><text:span text:style-name="T17">"Video generation functionality is not yet implemented. Please use the 'Generate Timeline' and 'Generate Images' buttons for now."</text:span><text:span text:style-name="T15">, </text:span><text:span text:style-name="T20">false</text:span><text:span text:style-name="T15">);</text:span></text:p>
      <text:p text:style-name="P4">        <text:span text:style-name="T15">}</text:span></text:p>
      <text:p text:style-name="P6"/>
      <text:p text:style-name="P4">        <text:span text:style-name="T20">function</text:span><text:span text:style-name="T15"> resetAll() {</text:span></text:p>
      <text:p text:style-name="P4">            <text:span text:style-name="T15">document.getElementById(</text:span><text:span text:style-name="T17">'videoTitle'</text:span><text:span text:style-name="T15">).value = </text:span><text:span text:style-name="T17">''</text:span><text:span text:style-name="T15">;</text:span></text:p>
      <text:p text:style-name="P4">            <text:span text:style-name="T15">document.getElementById(</text:span><text:span text:style-name="T17">'videoDuration'</text:span><text:span text:style-name="T15">).value = </text:span><text:span text:style-name="T17">''</text:span><text:span text:style-name="T15">;</text:span></text:p>
      <text:p text:style-name="P4">            <text:span text:style-name="T15">document.getElementById(</text:span><text:span text:style-name="T17">'socialMediaPrompt'</text:span><text:span text:style-name="T15">).value = </text:span><text:span text:style-name="T17">''</text:span><text:span text:style-name="T15">;</text:span></text:p>
      <text:p text:style-name="P4">            <text:span text:style-name="T15">document.getElementById(</text:span><text:span text:style-name="T17">'videoScript'</text:span><text:span text:style-name="T15">).value = </text:span><text:span text:style-name="T17">''</text:span><text:span text:style-name="T15">;</text:span></text:p>
      <text:p text:style-name="P4">            <text:span text:style-name="T15">document.getElementById(</text:span><text:span text:style-name="T17">'scenesContainer'</text:span><text:span text:style-name="T15">).innerHTML = </text:span><text:span text:style-name="T17">''</text:span><text:span text:style-name="T15">;</text:span></text:p>
      <text:p text:style-name="P4">            <text:span text:style-name="T15">document.getElementById(</text:span><text:span text:style-name="T17">'timelineContent'</text:span><text:span text:style-name="T15">).innerHTML = </text:span><text:span text:style-name="T17">''</text:span><text:span text:style-name="T15">;</text:span></text:p>
      <text:p text:style-name="P4">            <text:span text:style-name="T15">document.getElementById(</text:span><text:span text:style-name="T17">'imagesContent'</text:span><text:span text:style-name="T15">).innerHTML = </text:span><text:span text:style-name="T17">''</text:span><text:span text:style-name="T15">;</text:span></text:p>
      <text:p text:style-name="P4">            <text:span text:style-name="T15">document.getElementById(</text:span><text:span text:style-name="T17">'timelineOutput'</text:span><text:span text:style-name="T15">).classList.add(</text:span><text:span text:style-name="T17">'hidden'</text:span><text:span text:style-name="T15">);</text:span></text:p>
      <text:p text:style-name="P4">            <text:span text:style-name="T15">document.getElementById(</text:span><text:span text:style-name="T17">'imagesOutput'</text:span><text:span text:style-name="T15">).classList.add(</text:span><text:span text:style-name="T17">'hidden'</text:span><text:span text:style-name="T15">);</text:span></text:p>
      <text:p text:style-name="P4">            <text:span text:style-name="T15">document.getElementById(</text:span><text:span text:style-name="T17">'addSceneButtonContainer'</text:span><text:span text:style-name="T15">).classList.add(</text:span><text:span text:style-name="T17">'hidden'</text:span><text:span text:style-name="T15">);</text:span></text:p>
      <text:p text:style-name="P4">            <text:span text:style-name="T15">sceneCounter = </text:span><text:span text:style-name="T22">0</text:span><text:span text:style-name="T15">;</text:span></text:p>
      <text:p text:style-name="P4">            <text:span text:style-name="T15">showMessage(</text:span><text:span text:style-name="T17">'All fields have been reset.'</text:span><text:span text:style-name="T15">);</text:span></text:p>
      <text:p text:style-name="P4">        <text:span text:style-name="T15">}</text:span></text:p>
      <text:p text:style-name="P4">    <text:span text:style-name="T9">&lt;/</text:span><text:span text:style-name="T11">script</text:span><text:span text:style-name="T9">&gt;</text:span></text:p>
      <text:p text:style-name="P1"><text:span text:style-name="T8">&lt;/</text:span><text:span text:style-name="T10">body</text:span><text:span text:style-name="T8">&gt;</text:span></text:p>
      <text:p text:style-name="P1"><text:span text:style-name="T8">&lt;/</text:span><text:span text:style-name="T10">html</text:span><text:span text:style-name="T8">&gt;</text:span></text:p>
      <text:p text:style-name="P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Mono" svg:font-family="'Google Sans Mono', Consolas, 'Courier New', monospace"/>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ci Moore</meta:initial-creator>
    <meta:creation-date>2025-09-23T10:41:35.51</meta:creation-date>
    <dc:date>2025-09-23T12:25:13.01</dc:date>
    <dc:creator>Ricci Moore</dc:creator>
    <meta:editing-duration>PT25M57S</meta:editing-duration>
    <meta:editing-cycles>2</meta:editing-cycles>
    <meta:generator>OpenOffice/4.1.14$Win32 OpenOffice.org_project/4114m1$Build-9811</meta:generator>
    <meta:document-statistic meta:table-count="0" meta:image-count="0" meta:object-count="0" meta:page-count="14" meta:paragraph-count="499" meta:word-count="2318" meta:character-count="27751"/>
  </office:meta>
</office:document-meta>
</file>